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tandard Symbols 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4" style:family="table-cell" style:parent-style-name="Default">
      <style:text-properties style:font-name="Nimbus Roman No9 L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6" style:family="table-cell" style:parent-style-name="Default" style:data-style-name="N108">
      <style:text-properties style:font-name="Nimbus Roman No9 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9" style:family="table-cell" style:parent-style-name="Default" style:data-style-name="N109">
      <style:text-properties style:font-name="Nimbus Roman No9 L"/>
    </style:style>
    <style:style style:name="ce10" style:family="table-cell" style:parent-style-name="Default">
      <style:table-cell-properties fo:background-color="#00ae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Nimbus Roman No9 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7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q<text:span text:style-name="T1"> = </text:span></text:p>
          </table:table-cell>
          <table:table-cell table:style-name="ce5" office:value-type="float" office:value="0.785398163">
            <text:p>0.785398</text:p>
          </table:table-cell>
          <table:table-cell table:style-name="ce7" office:value-type="string">
            <text:p>rad</text:p>
          </table:table-cell>
          <table:table-cell table:style-name="ce3" office:value-type="string">
            <text:p>ext = 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</text:p>
          </table:table-cell>
          <table:table-cell table:style-name="ce3" office:value-type="string">
            <text:p>h = 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m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4"/>
          <table:table-cell table:style-name="ce3" office:value-type="string">
            <text:p>ext2=</text:p>
          </table:table-cell>
          <table:table-cell table:style-name="ce2" office:value-type="float" office:value="10">
            <text:p>10</text:p>
          </table:table-cell>
          <table:table-cell office:value-type="string">
            <text:p>m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3" office:value-type="string">
            <text:p>No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style-name="ce1" office:value-type="string">
            <text:p>q</text:p>
          </table:table-cell>
          <table:table-cell table:style-name="ce3" office:value-type="string">
            <text:p>R</text:p>
          </table:table-cell>
          <table:table-cell table:style-name="ce3"/>
          <table:table-cell/>
          <table:table-cell table:style-name="ce3" office:value-type="string">
            <text:p>x</text:p>
          </table:table-cell>
          <table:table-cell table:style-name="ce12" office:value-type="string">
            <text:p>-y</text:p>
          </table:table-cell>
          <table:table-cell table:style-name="ce12" office:value-type="string">
            <text:p>z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4]*COS([.E4])" office:value-type="float" office:value="-2.5">
            <text:p>-2.5000</text:p>
          </table:table-cell>
          <table:table-cell table:style-name="ce6" table:formula="oooc:=[.F4]*SIN([.E4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-2.5" office:value-type="float" office:value="10.2323954537948">
            <text:p>10.23240</text:p>
          </table:table-cell>
          <table:table-cell table:number-columns-repeated="2"/>
          <table:table-cell table:style-name="ce6" table:formula="oooc:=[.B4]" office:value-type="float" office:value="0">
            <text:p>0.0000</text:p>
          </table:table-cell>
          <table:table-cell table:style-name="ce6" table:formula="oooc:=-[.C4]" office:value-type="float" office:value="2.5">
            <text:p>2.5000</text:p>
          </table:table-cell>
          <table:table-cell table:style-name="ce6" table:formula="oooc:=[.D4]" office:value-type="float" office:value="0">
            <text:p>0.000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5]*COS([.E5])" office:value-type="float" office:value="-2.5315430602628">
            <text:p>-2.5315</text:p>
          </table:table-cell>
          <table:table-cell table:style-name="ce6" table:formula="oooc:=[.F5]*SIN([.E5])" office:value-type="float" office:value="0.802824494029022">
            <text:p>0.8028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-2.5" office:value-type="float" office:value="10.2323954537948">
            <text:p>10.23240</text:p>
          </table:table-cell>
          <table:table-cell table:number-columns-repeated="2"/>
          <table:table-cell table:style-name="ce6" table:formula="oooc:=[.B5]" office:value-type="float" office:value="0">
            <text:p>0.0000</text:p>
          </table:table-cell>
          <table:table-cell table:style-name="ce6" table:formula="oooc:=-[.C5]" office:value-type="float" office:value="2.5315430602628">
            <text:p>2.5315</text:p>
          </table:table-cell>
          <table:table-cell table:style-name="ce6" table:formula="oooc:=[.D5]" office:value-type="float" office:value="0.802824494029022">
            <text:p>0.8028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6]*COS([.E6])" office:value-type="float" office:value="-3.00080907965166">
            <text:p>-3.0008</text:p>
          </table:table-cell>
          <table:table-cell table:style-name="ce6" table:formula="oooc:=[.F6]*SIN([.E6])" office:value-type="float" office:value="3.16198408684043">
            <text:p>3.1620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-2.5" office:value-type="float" office:value="10.2323954537948">
            <text:p>10.23240</text:p>
          </table:table-cell>
          <table:table-cell table:number-columns-repeated="2"/>
          <table:table-cell table:style-name="ce6" table:formula="oooc:=[.B6]" office:value-type="float" office:value="0">
            <text:p>0.0000</text:p>
          </table:table-cell>
          <table:table-cell table:style-name="ce6" table:formula="oooc:=-[.C6]" office:value-type="float" office:value="3.00080907965166">
            <text:p>3.0008</text:p>
          </table:table-cell>
          <table:table-cell table:style-name="ce6" table:formula="oooc:=[.D6]" office:value-type="float" office:value="3.16198408684043">
            <text:p>3.1620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7]*COS([.E7])" office:value-type="float" office:value="-3.61526434528045">
            <text:p>-3.6153</text:p>
          </table:table-cell>
          <table:table-cell table:style-name="ce6" table:formula="oooc:=[.F7]*SIN([.E7])" office:value-type="float" office:value="4.64541032342682">
            <text:p>4.6454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-2.5" office:value-type="float" office:value="10.2323954537948">
            <text:p>10.23240</text:p>
          </table:table-cell>
          <table:table-cell table:number-columns-repeated="2"/>
          <table:table-cell table:style-name="ce6" table:formula="oooc:=[.B7]" office:value-type="float" office:value="0">
            <text:p>0.0000</text:p>
          </table:table-cell>
          <table:table-cell table:style-name="ce6" table:formula="oooc:=-[.C7]" office:value-type="float" office:value="3.61526434528045">
            <text:p>3.6153</text:p>
          </table:table-cell>
          <table:table-cell table:style-name="ce6" table:formula="oooc:=[.D7]" office:value-type="float" office:value="4.64541032342682">
            <text:p>4.6454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8]*COS([.E8])" office:value-type="float" office:value="-4.95162090597352">
            <text:p>-4.9516</text:p>
          </table:table-cell>
          <table:table-cell table:style-name="ce6" table:formula="oooc:=[.F8]*SIN([.E8])" office:value-type="float" office:value="6.64540925442648">
            <text:p>6.6454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-2.5" office:value-type="float" office:value="10.2323954537948">
            <text:p>10.23240</text:p>
          </table:table-cell>
          <table:table-cell table:number-columns-repeated="2"/>
          <table:table-cell table:style-name="ce6" table:formula="oooc:=[.B8]" office:value-type="float" office:value="0">
            <text:p>0.0000</text:p>
          </table:table-cell>
          <table:table-cell table:style-name="ce6" table:formula="oooc:=-[.C8]" office:value-type="float" office:value="4.95162090597352">
            <text:p>4.9516</text:p>
          </table:table-cell>
          <table:table-cell table:style-name="ce6" table:formula="oooc:=[.D8]" office:value-type="float" office:value="6.64540925442648">
            <text:p>6.6454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9]*COS([.E9])" office:value-type="float" office:value="-5.49699923775841">
            <text:p>-5.4970</text:p>
          </table:table-cell>
          <table:table-cell table:style-name="ce6" table:formula="oooc:=[.F9]*SIN([.E9])" office:value-type="float" office:value="7.23539621028502">
            <text:p>7.2354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-2.5" office:value-type="float" office:value="10.2323954537948">
            <text:p>10.23240</text:p>
          </table:table-cell>
          <table:table-cell table:number-columns-repeated="2"/>
          <table:table-cell table:style-name="ce6" table:formula="oooc:=[.B9]" office:value-type="float" office:value="0">
            <text:p>0.0000</text:p>
          </table:table-cell>
          <table:table-cell table:style-name="ce6" table:formula="oooc:=-[.C9]" office:value-type="float" office:value="5.49699923775841">
            <text:p>5.4970</text:p>
          </table:table-cell>
          <table:table-cell table:style-name="ce6" table:formula="oooc:=[.D9]" office:value-type="float" office:value="7.23539621028502">
            <text:p>7.2354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0]*COS([.E10])" office:value-type="float" office:value="-2.3">
            <text:p>-2.3000</text:p>
          </table:table-cell>
          <table:table-cell table:style-name="ce6" table:formula="oooc:=[.F10]*SIN([.E10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-2.3" office:value-type="float" office:value="10.4323954537948">
            <text:p>10.43240</text:p>
          </table:table-cell>
          <table:table-cell table:number-columns-repeated="2"/>
          <table:table-cell table:style-name="ce6" table:formula="oooc:=[.B10]" office:value-type="float" office:value="0">
            <text:p>0.0000</text:p>
          </table:table-cell>
          <table:table-cell table:style-name="ce6" table:formula="oooc:=-[.C10]" office:value-type="float" office:value="2.3">
            <text:p>2.3000</text:p>
          </table:table-cell>
          <table:table-cell table:style-name="ce6" table:formula="oooc:=[.D10]" office:value-type="float" office:value="0">
            <text:p>0.0000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1]*COS([.E11])" office:value-type="float" office:value="-2.33215959351555">
            <text:p>-2.3322</text:p>
          </table:table-cell>
          <table:table-cell table:style-name="ce6" table:formula="oooc:=[.F11]*SIN([.E11])" office:value-type="float" office:value="0.818516313166666">
            <text:p>0.8185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-2.3" office:value-type="float" office:value="10.4323954537948">
            <text:p>10.43240</text:p>
          </table:table-cell>
          <table:table-cell table:number-columns-repeated="2"/>
          <table:table-cell table:style-name="ce6" table:formula="oooc:=[.B11]" office:value-type="float" office:value="0">
            <text:p>0.0000</text:p>
          </table:table-cell>
          <table:table-cell table:style-name="ce6" table:formula="oooc:=-[.C11]" office:value-type="float" office:value="2.33215959351555">
            <text:p>2.3322</text:p>
          </table:table-cell>
          <table:table-cell table:style-name="ce6" table:formula="oooc:=[.D11]" office:value-type="float" office:value="0.818516313166666">
            <text:p>0.8185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2]*COS([.E12])" office:value-type="float" office:value="-2.8105977763828">
            <text:p>-2.8106</text:p>
          </table:table-cell>
          <table:table-cell table:style-name="ce6" table:formula="oooc:=[.F12]*SIN([.E12])" office:value-type="float" office:value="3.22378748568518">
            <text:p>3.2238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-2.3" office:value-type="float" office:value="10.4323954537948">
            <text:p>10.43240</text:p>
          </table:table-cell>
          <table:table-cell table:number-columns-repeated="2"/>
          <table:table-cell table:style-name="ce6" table:formula="oooc:=[.B12]" office:value-type="float" office:value="0">
            <text:p>0.0000</text:p>
          </table:table-cell>
          <table:table-cell table:style-name="ce6" table:formula="oooc:=-[.C12]" office:value-type="float" office:value="2.8105977763828">
            <text:p>2.8106</text:p>
          </table:table-cell>
          <table:table-cell table:style-name="ce6" table:formula="oooc:=[.D12]" office:value-type="float" office:value="3.22378748568518">
            <text:p>3.2238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3]*COS([.E13])" office:value-type="float" office:value="-3.43706304042113">
            <text:p>-3.4371</text:p>
          </table:table-cell>
          <table:table-cell table:style-name="ce6" table:formula="oooc:=[.F13]*SIN([.E13])" office:value-type="float" office:value="4.73620842333224">
            <text:p>4.7362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-2.3" office:value-type="float" office:value="10.4323954537948">
            <text:p>10.43240</text:p>
          </table:table-cell>
          <table:table-cell table:number-columns-repeated="2"/>
          <table:table-cell table:style-name="ce6" table:formula="oooc:=[.B13]" office:value-type="float" office:value="0">
            <text:p>0.0000</text:p>
          </table:table-cell>
          <table:table-cell table:style-name="ce6" table:formula="oooc:=-[.C13]" office:value-type="float" office:value="3.43706304042113">
            <text:p>3.4371</text:p>
          </table:table-cell>
          <table:table-cell table:style-name="ce6" table:formula="oooc:=[.D13]" office:value-type="float" office:value="4.73620842333224">
            <text:p>4.7362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4]*COS([.E14])" office:value-type="float" office:value="-4.79953971280705">
            <text:p>-4.7995</text:p>
          </table:table-cell>
          <table:table-cell table:style-name="ce6" table:formula="oooc:=[.F14]*SIN([.E14])" office:value-type="float" office:value="6.77529886403811">
            <text:p>6.7753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-2.3" office:value-type="float" office:value="10.4323954537948">
            <text:p>10.43240</text:p>
          </table:table-cell>
          <table:table-cell table:number-columns-repeated="2"/>
          <table:table-cell table:style-name="ce6" table:formula="oooc:=[.B14]" office:value-type="float" office:value="0">
            <text:p>0.0000</text:p>
          </table:table-cell>
          <table:table-cell table:style-name="ce6" table:formula="oooc:=-[.C14]" office:value-type="float" office:value="4.79953971280705">
            <text:p>4.7995</text:p>
          </table:table-cell>
          <table:table-cell table:style-name="ce6" table:formula="oooc:=[.D14]" office:value-type="float" office:value="6.77529886403811">
            <text:p>6.7753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5]*COS([.E15])" office:value-type="float" office:value="-5.35557788146489">
            <text:p>-5.3556</text:p>
          </table:table-cell>
          <table:table-cell table:style-name="ce6" table:formula="oooc:=[.F15]*SIN([.E15])" office:value-type="float" office:value="7.37681756646612">
            <text:p>7.3768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-2.3" office:value-type="float" office:value="10.4323954537948">
            <text:p>10.43240</text:p>
          </table:table-cell>
          <table:table-cell table:number-columns-repeated="2"/>
          <table:table-cell table:style-name="ce6" table:formula="oooc:=[.B15]" office:value-type="float" office:value="0">
            <text:p>0.0000</text:p>
          </table:table-cell>
          <table:table-cell table:style-name="ce6" table:formula="oooc:=-[.C15]" office:value-type="float" office:value="5.35557788146489">
            <text:p>5.3556</text:p>
          </table:table-cell>
          <table:table-cell table:style-name="ce6" table:formula="oooc:=[.D15]" office:value-type="float" office:value="7.37681756646612">
            <text:p>7.3768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6]*COS([.E16])" office:value-type="float" office:value="2.3">
            <text:p>2.3000</text:p>
          </table:table-cell>
          <table:table-cell table:style-name="ce6" table:formula="oooc:=[.F16]*SIN([.E1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+2.3" office:value-type="float" office:value="15.0323954537948">
            <text:p>15.03240</text:p>
          </table:table-cell>
          <table:table-cell table:number-columns-repeated="2"/>
          <table:table-cell table:style-name="ce6" table:formula="oooc:=[.B16]" office:value-type="float" office:value="0">
            <text:p>0.0000</text:p>
          </table:table-cell>
          <table:table-cell table:style-name="ce6" table:formula="oooc:=-[.C16]" office:value-type="float" office:value="-2.3">
            <text:p>-2.3000</text:p>
          </table:table-cell>
          <table:table-cell table:style-name="ce6" table:formula="oooc:=[.D16]" office:value-type="float" office:value="0">
            <text:p>0.000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7]*COS([.E17])" office:value-type="float" office:value="2.25366014167118">
            <text:p>2.2537</text:p>
          </table:table-cell>
          <table:table-cell table:style-name="ce6" table:formula="oooc:=[.F17]*SIN([.E17])" office:value-type="float" office:value="1.17942815333249">
            <text:p>1.1794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+2.3" office:value-type="float" office:value="15.0323954537948">
            <text:p>15.03240</text:p>
          </table:table-cell>
          <table:table-cell table:number-columns-repeated="2"/>
          <table:table-cell table:style-name="ce6" table:formula="oooc:=[.B17]" office:value-type="float" office:value="0">
            <text:p>0.0000</text:p>
          </table:table-cell>
          <table:table-cell table:style-name="ce6" table:formula="oooc:=-[.C17]" office:value-type="float" office:value="-2.25366014167118">
            <text:p>-2.2537</text:p>
          </table:table-cell>
          <table:table-cell table:style-name="ce6" table:formula="oooc:=[.D17]" office:value-type="float" office:value="1.17942815333249">
            <text:p>1.1794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8]*COS([.E18])" office:value-type="float" office:value="1.56426219880089">
            <text:p>1.5643</text:p>
          </table:table-cell>
          <table:table-cell table:style-name="ce6" table:formula="oooc:=[.F18]*SIN([.E18])" office:value-type="float" office:value="4.64526565911443">
            <text:p>4.6453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+2.3" office:value-type="float" office:value="15.0323954537948">
            <text:p>15.03240</text:p>
          </table:table-cell>
          <table:table-cell table:number-columns-repeated="2"/>
          <table:table-cell table:style-name="ce6" table:formula="oooc:=[.B18]" office:value-type="float" office:value="0">
            <text:p>0.0000</text:p>
          </table:table-cell>
          <table:table-cell table:style-name="ce6" table:formula="oooc:=-[.C18]" office:value-type="float" office:value="-1.56426219880089">
            <text:p>-1.5643</text:p>
          </table:table-cell>
          <table:table-cell table:style-name="ce6" table:formula="oooc:=[.D18]" office:value-type="float" office:value="4.64526565911443">
            <text:p>4.6453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9]*COS([.E19])" office:value-type="float" office:value="0.661566971343374">
            <text:p>0.6616</text:p>
          </table:table-cell>
          <table:table-cell table:style-name="ce6" table:formula="oooc:=[.F19]*SIN([.E19])" office:value-type="float" office:value="6.82456472115676">
            <text:p>6.8246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+2.3" office:value-type="float" office:value="15.0323954537948">
            <text:p>15.03240</text:p>
          </table:table-cell>
          <table:table-cell table:number-columns-repeated="2"/>
          <table:table-cell table:style-name="ce6" table:formula="oooc:=[.B19]" office:value-type="float" office:value="0">
            <text:p>0.0000</text:p>
          </table:table-cell>
          <table:table-cell table:style-name="ce6" table:formula="oooc:=-[.C19]" office:value-type="float" office:value="-0.661566971343374">
            <text:p>-0.6616</text:p>
          </table:table-cell>
          <table:table-cell table:style-name="ce6" table:formula="oooc:=[.D19]" office:value-type="float" office:value="6.82456472115676">
            <text:p>6.8246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0]*COS([.E20])" office:value-type="float" office:value="-1.30167226997828">
            <text:p>-1.3017</text:p>
          </table:table-cell>
          <table:table-cell table:style-name="ce6" table:formula="oooc:=[.F20]*SIN([.E20])" office:value-type="float" office:value="9.76275988510576">
            <text:p>9.7628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+2.3" office:value-type="float" office:value="15.0323954537948">
            <text:p>15.03240</text:p>
          </table:table-cell>
          <table:table-cell table:number-columns-repeated="2"/>
          <table:table-cell table:style-name="ce6" table:formula="oooc:=[.B20]" office:value-type="float" office:value="0">
            <text:p>0.0000</text:p>
          </table:table-cell>
          <table:table-cell table:style-name="ce6" table:formula="oooc:=-[.C20]" office:value-type="float" office:value="1.30167226997828">
            <text:p>1.3017</text:p>
          </table:table-cell>
          <table:table-cell table:style-name="ce6" table:formula="oooc:=[.D20]" office:value-type="float" office:value="9.76275988510576">
            <text:p>9.7628</text:p>
          </table:table-cell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1]*COS([.E21])" office:value-type="float" office:value="-2.10288668671399">
            <text:p>-2.1029</text:p>
          </table:table-cell>
          <table:table-cell table:style-name="ce6" table:formula="oooc:=[.F21]*SIN([.E21])" office:value-type="float" office:value="10.6295087586315">
            <text:p>10.6295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+2.3" office:value-type="float" office:value="15.0323954537948">
            <text:p>15.03240</text:p>
          </table:table-cell>
          <table:table-cell table:number-columns-repeated="2"/>
          <table:table-cell table:style-name="ce6" table:formula="oooc:=[.B21]" office:value-type="float" office:value="0">
            <text:p>0.0000</text:p>
          </table:table-cell>
          <table:table-cell table:style-name="ce6" table:formula="oooc:=-[.C21]" office:value-type="float" office:value="2.10288668671399">
            <text:p>2.1029</text:p>
          </table:table-cell>
          <table:table-cell table:style-name="ce6" table:formula="oooc:=[.D21]" office:value-type="float" office:value="10.6295087586315">
            <text:p>10.6295</text:p>
          </table:table-cell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2]*COS([.E22])" office:value-type="float" office:value="2.5">
            <text:p>2.5000</text:p>
          </table:table-cell>
          <table:table-cell table:style-name="ce6" table:formula="oooc:=[.F22]*SIN([.E22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+2.5" office:value-type="float" office:value="15.2323954537948">
            <text:p>15.23240</text:p>
          </table:table-cell>
          <table:table-cell table:number-columns-repeated="2"/>
          <table:table-cell table:style-name="ce6" table:formula="oooc:=[.B22]" office:value-type="float" office:value="0">
            <text:p>0.0000</text:p>
          </table:table-cell>
          <table:table-cell table:style-name="ce6" table:formula="oooc:=-[.C22]" office:value-type="float" office:value="-2.5">
            <text:p>-2.5000</text:p>
          </table:table-cell>
          <table:table-cell table:style-name="ce6" table:formula="oooc:=[.D22]" office:value-type="float" office:value="0">
            <text:p>0.0000</text:p>
          </table:table-cell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3]*COS([.E23])" office:value-type="float" office:value="2.45304360841843">
            <text:p>2.4530</text:p>
          </table:table-cell>
          <table:table-cell table:style-name="ce6" table:formula="oooc:=[.F23]*SIN([.E23])" office:value-type="float" office:value="1.19511997247014">
            <text:p>1.1951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+2.5" office:value-type="float" office:value="15.2323954537948">
            <text:p>15.23240</text:p>
          </table:table-cell>
          <table:table-cell table:number-columns-repeated="2"/>
          <table:table-cell table:style-name="ce6" table:formula="oooc:=[.B23]" office:value-type="float" office:value="0">
            <text:p>0.0000</text:p>
          </table:table-cell>
          <table:table-cell table:style-name="ce6" table:formula="oooc:=-[.C23]" office:value-type="float" office:value="-2.45304360841843">
            <text:p>-2.4530</text:p>
          </table:table-cell>
          <table:table-cell table:style-name="ce6" table:formula="oooc:=[.D23]" office:value-type="float" office:value="1.19511997247014">
            <text:p>1.1951</text:p>
          </table:table-cell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4]*COS([.E24])" office:value-type="float" office:value="1.75447350206974">
            <text:p>1.7545</text:p>
          </table:table-cell>
          <table:table-cell table:style-name="ce6" table:formula="oooc:=[.F24]*SIN([.E24])" office:value-type="float" office:value="4.70706905795918">
            <text:p>4.7071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+2.5" office:value-type="float" office:value="15.2323954537948">
            <text:p>15.23240</text:p>
          </table:table-cell>
          <table:table-cell table:number-columns-repeated="2"/>
          <table:table-cell table:style-name="ce6" table:formula="oooc:=[.B24]" office:value-type="float" office:value="0">
            <text:p>0.0000</text:p>
          </table:table-cell>
          <table:table-cell table:style-name="ce6" table:formula="oooc:=-[.C24]" office:value-type="float" office:value="-1.75447350206974">
            <text:p>-1.7545</text:p>
          </table:table-cell>
          <table:table-cell table:style-name="ce6" table:formula="oooc:=[.D24]" office:value-type="float" office:value="4.70706905795918">
            <text:p>4.7071</text:p>
          </table:table-cell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5]*COS([.E25])" office:value-type="float" office:value="0.839768276202699">
            <text:p>0.8398</text:p>
          </table:table-cell>
          <table:table-cell table:style-name="ce6" table:formula="oooc:=[.F25]*SIN([.E25])" office:value-type="float" office:value="6.91536282106217">
            <text:p>6.9154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+2.5" office:value-type="float" office:value="15.2323954537948">
            <text:p>15.23240</text:p>
          </table:table-cell>
          <table:table-cell table:number-columns-repeated="2"/>
          <table:table-cell table:style-name="ce6" table:formula="oooc:=[.B25]" office:value-type="float" office:value="0">
            <text:p>0.0000</text:p>
          </table:table-cell>
          <table:table-cell table:style-name="ce6" table:formula="oooc:=-[.C25]" office:value-type="float" office:value="-0.839768276202699">
            <text:p>-0.8398</text:p>
          </table:table-cell>
          <table:table-cell table:style-name="ce6" table:formula="oooc:=[.D25]" office:value-type="float" office:value="6.91536282106217">
            <text:p>6.9154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6]*COS([.E26])" office:value-type="float" office:value="-1.14959107681181">
            <text:p>-1.1496</text:p>
          </table:table-cell>
          <table:table-cell table:style-name="ce6" table:formula="oooc:=[.F26]*SIN([.E26])" office:value-type="float" office:value="9.8926494947174">
            <text:p>9.8926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+2.5" office:value-type="float" office:value="15.2323954537948">
            <text:p>15.23240</text:p>
          </table:table-cell>
          <table:table-cell table:number-columns-repeated="2"/>
          <table:table-cell table:style-name="ce6" table:formula="oooc:=[.B26]" office:value-type="float" office:value="0">
            <text:p>0.0000</text:p>
          </table:table-cell>
          <table:table-cell table:style-name="ce6" table:formula="oooc:=-[.C26]" office:value-type="float" office:value="1.14959107681181">
            <text:p>1.1496</text:p>
          </table:table-cell>
          <table:table-cell table:style-name="ce6" table:formula="oooc:=[.D26]" office:value-type="float" office:value="9.8926494947174">
            <text:p>9.8926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7]*COS([.E27])" office:value-type="float" office:value="-1.96146533042048">
            <text:p>-1.9615</text:p>
          </table:table-cell>
          <table:table-cell table:style-name="ce6" table:formula="oooc:=[.F27]*SIN([.E27])" office:value-type="float" office:value="10.7709301148126">
            <text:p>10.7709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+2.5" office:value-type="float" office:value="15.2323954537948">
            <text:p>15.23240</text:p>
          </table:table-cell>
          <table:table-cell table:number-columns-repeated="2"/>
          <table:table-cell table:style-name="ce6" table:formula="oooc:=[.B27]" office:value-type="float" office:value="0">
            <text:p>0.0000</text:p>
          </table:table-cell>
          <table:table-cell table:style-name="ce6" table:formula="oooc:=-[.C27]" office:value-type="float" office:value="1.96146533042048">
            <text:p>1.9615</text:p>
          </table:table-cell>
          <table:table-cell table:style-name="ce6" table:formula="oooc:=[.D27]" office:value-type="float" office:value="10.7709301148126">
            <text:p>10.7709</text:p>
          </table:table-cell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8]*COS([.E28])" office:value-type="float" office:value="-0.138941459295808">
            <text:p>-0.1389</text:p>
          </table:table-cell>
          <table:table-cell table:style-name="ce6" table:formula="oooc:=[.F28]*SIN([.E28])" office:value-type="float" office:value="0.991126323680756">
            <text:p>0.9911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-0.1" office:value-type="float" office:value="12.6323954537948">
            <text:p>12.63240</text:p>
          </table:table-cell>
          <table:table-cell table:number-columns-repeated="2"/>
          <table:table-cell table:style-name="ce6" table:formula="oooc:=[.B28]" office:value-type="float" office:value="0">
            <text:p>0.0000</text:p>
          </table:table-cell>
          <table:table-cell table:style-name="ce6" table:formula="oooc:=-[.C28]" office:value-type="float" office:value="0.138941459295808">
            <text:p>0.1389</text:p>
          </table:table-cell>
          <table:table-cell table:style-name="ce6" table:formula="oooc:=[.D28]" office:value-type="float" office:value="0.991126323680756">
            <text:p>0.9911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9]*COS([.E29])" office:value-type="float" office:value="-0.718273440425387">
            <text:p>-0.7183</text:p>
          </table:table-cell>
          <table:table-cell table:style-name="ce6" table:formula="oooc:=[.F29]*SIN([.E29])" office:value-type="float" office:value="3.90362487297743">
            <text:p>3.9036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-0.1" office:value-type="float" office:value="12.6323954537948">
            <text:p>12.63240</text:p>
          </table:table-cell>
          <table:table-cell table:number-columns-repeated="2"/>
          <table:table-cell table:style-name="ce6" table:formula="oooc:=[.B29]" office:value-type="float" office:value="0">
            <text:p>0.0000</text:p>
          </table:table-cell>
          <table:table-cell table:style-name="ce6" table:formula="oooc:=-[.C29]" office:value-type="float" office:value="0.718273440425387">
            <text:p>0.7183</text:p>
          </table:table-cell>
          <table:table-cell table:style-name="ce6" table:formula="oooc:=[.D29]" office:value-type="float" office:value="3.90362487297743">
            <text:p>3.9036</text:p>
          </table:table-cell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0]*COS([.E30])" office:value-type="float" office:value="-1.47684868696854">
            <text:p>-1.4768</text:p>
          </table:table-cell>
          <table:table-cell table:style-name="ce6" table:formula="oooc:=[.F30]*SIN([.E30])" office:value-type="float" office:value="5.73498752229179">
            <text:p>5.7350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-0.1" office:value-type="float" office:value="12.6323954537948">
            <text:p>12.63240</text:p>
          </table:table-cell>
          <table:table-cell table:number-columns-repeated="2"/>
          <table:table-cell table:style-name="ce6" table:formula="oooc:=[.B30]" office:value-type="float" office:value="0">
            <text:p>0.0000</text:p>
          </table:table-cell>
          <table:table-cell table:style-name="ce6" table:formula="oooc:=-[.C30]" office:value-type="float" office:value="1.47684868696854">
            <text:p>1.4768</text:p>
          </table:table-cell>
          <table:table-cell table:style-name="ce6" table:formula="oooc:=[.D30]" office:value-type="float" office:value="5.73498752229179">
            <text:p>5.7350</text:p>
          </table:table-cell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1]*COS([.E31])" office:value-type="float" office:value="-3.1266465879759">
            <text:p>-3.1266</text:p>
          </table:table-cell>
          <table:table-cell table:style-name="ce6" table:formula="oooc:=[.F31]*SIN([.E31])" office:value-type="float" office:value="8.20408456976612">
            <text:p>8.2041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-0.1" office:value-type="float" office:value="12.6323954537948">
            <text:p>12.63240</text:p>
          </table:table-cell>
          <table:table-cell table:number-columns-repeated="2"/>
          <table:table-cell table:style-name="ce6" table:formula="oooc:=[.B31]" office:value-type="float" office:value="0">
            <text:p>0.0000</text:p>
          </table:table-cell>
          <table:table-cell table:style-name="ce6" table:formula="oooc:=-[.C31]" office:value-type="float" office:value="3.1266465879759">
            <text:p>3.1266</text:p>
          </table:table-cell>
          <table:table-cell table:style-name="ce6" table:formula="oooc:=[.D31]" office:value-type="float" office:value="8.20408456976612">
            <text:p>8.2041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2]*COS([.E32])" office:value-type="float" office:value="0.0604420074514405">
            <text:p>0.0604</text:p>
          </table:table-cell>
          <table:table-cell table:style-name="ce6" table:formula="oooc:=[.F32]*SIN([.E32])" office:value-type="float" office:value="1.0068181428184">
            <text:p>1.0068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+0.1" office:value-type="float" office:value="12.8323954537948">
            <text:p>12.83240</text:p>
          </table:table-cell>
          <table:table-cell table:number-columns-repeated="2"/>
          <table:table-cell table:style-name="ce6" table:formula="oooc:=[.B32]" office:value-type="float" office:value="0">
            <text:p>0.0000</text:p>
          </table:table-cell>
          <table:table-cell table:style-name="ce6" table:formula="oooc:=-[.C32]" office:value-type="float" office:value="-0.0604420074514405">
            <text:p>-0.0604</text:p>
          </table:table-cell>
          <table:table-cell table:style-name="ce6" table:formula="oooc:=[.D32]" office:value-type="float" office:value="1.0068181428184">
            <text:p>1.0068</text:p>
          </table:table-cell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3]*COS([.E33])" office:value-type="float" office:value="-0.528062137156532">
            <text:p>-0.5281</text:p>
          </table:table-cell>
          <table:table-cell table:style-name="ce6" table:formula="oooc:=[.F33]*SIN([.E33])" office:value-type="float" office:value="3.96542827182218">
            <text:p>3.9654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+0.1" office:value-type="float" office:value="12.8323954537948">
            <text:p>12.83240</text:p>
          </table:table-cell>
          <table:table-cell table:number-columns-repeated="2"/>
          <table:table-cell table:style-name="ce6" table:formula="oooc:=[.B33]" office:value-type="float" office:value="0">
            <text:p>0.0000</text:p>
          </table:table-cell>
          <table:table-cell table:style-name="ce6" table:formula="oooc:=-[.C33]" office:value-type="float" office:value="0.528062137156532">
            <text:p>0.5281</text:p>
          </table:table-cell>
          <table:table-cell table:style-name="ce6" table:formula="oooc:=[.D33]" office:value-type="float" office:value="3.96542827182218">
            <text:p>3.9654</text:p>
          </table:table-cell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4]*COS([.E34])" office:value-type="float" office:value="-1.29864738210921">
            <text:p>-1.2986</text:p>
          </table:table-cell>
          <table:table-cell table:style-name="ce6" table:formula="oooc:=[.F34]*SIN([.E34])" office:value-type="float" office:value="5.8257856221972">
            <text:p>5.8258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+0.1" office:value-type="float" office:value="12.8323954537948">
            <text:p>12.83240</text:p>
          </table:table-cell>
          <table:table-cell table:number-columns-repeated="2"/>
          <table:table-cell table:style-name="ce6" table:formula="oooc:=[.B34]" office:value-type="float" office:value="0">
            <text:p>0.0000</text:p>
          </table:table-cell>
          <table:table-cell table:style-name="ce6" table:formula="oooc:=-[.C34]" office:value-type="float" office:value="1.29864738210921">
            <text:p>1.2986</text:p>
          </table:table-cell>
          <table:table-cell table:style-name="ce6" table:formula="oooc:=[.D34]" office:value-type="float" office:value="5.8257856221972">
            <text:p>5.8258</text:p>
          </table:table-cell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5]*COS([.E35])" office:value-type="float" office:value="-2.97456539480943">
            <text:p>-2.9746</text:p>
          </table:table-cell>
          <table:table-cell table:style-name="ce6" table:formula="oooc:=[.F35]*SIN([.E35])" office:value-type="float" office:value="8.33397417937776">
            <text:p>8.3340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+0.1" office:value-type="float" office:value="12.8323954537948">
            <text:p>12.83240</text:p>
          </table:table-cell>
          <table:table-cell table:number-columns-repeated="2"/>
          <table:table-cell table:style-name="ce6" table:formula="oooc:=[.B35]" office:value-type="float" office:value="0">
            <text:p>0.0000</text:p>
          </table:table-cell>
          <table:table-cell table:style-name="ce6" table:formula="oooc:=-[.C35]" office:value-type="float" office:value="2.97456539480943">
            <text:p>2.9746</text:p>
          </table:table-cell>
          <table:table-cell table:style-name="ce6" table:formula="oooc:=[.D35]" office:value-type="float" office:value="8.33397417937776">
            <text:p>8.3340</text:p>
          </table:table-cell>
        </table:table-row>
        <table:table-row table:style-name="ro2">
          <table:table-cell table:style-name="ce4" table:formula="oooc:=[.A35]+1" office:value-type="float" office:value="33">
            <text:p>33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6]*COS([.E36])" office:value-type="float" office:value="-7.5">
            <text:p>-7.5000</text:p>
          </table:table-cell>
          <table:table-cell table:style-name="ce6" table:formula="oooc:=[.F36]*SIN([.E3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-2.5-0.5*r" office:value-type="float" office:value="5.23239545379482">
            <text:p>5.23240</text:p>
          </table:table-cell>
          <table:table-cell table:number-columns-repeated="2"/>
          <table:table-cell table:style-name="ce6" table:formula="oooc:=[.B36]" office:value-type="float" office:value="0">
            <text:p>0.0000</text:p>
          </table:table-cell>
          <table:table-cell table:style-name="ce6" table:formula="oooc:=-[.C36]" office:value-type="float" office:value="7.5">
            <text:p>7.5000</text:p>
          </table:table-cell>
          <table:table-cell table:style-name="ce6" table:formula="oooc:=[.D36]" office:value-type="float" office:value="0">
            <text:p>0.0000</text:p>
          </table:table-cell>
        </table:table-row>
        <table:table-row table:style-name="ro2">
          <table:table-cell table:style-name="ce4" table:formula="oooc:=[.A36]+1" office:value-type="float" office:value="34">
            <text:p>34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7]*COS([.E37])" office:value-type="float" office:value="-7.51612972894403">
            <text:p>-7.5161</text:p>
          </table:table-cell>
          <table:table-cell table:style-name="ce6" table:formula="oooc:=[.F37]*SIN([.E37])" office:value-type="float" office:value="0.410529015587909">
            <text:p>0.4105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-2.5-0.5*r" office:value-type="float" office:value="5.23239545379482">
            <text:p>5.23240</text:p>
          </table:table-cell>
          <table:table-cell table:number-columns-repeated="2"/>
          <table:table-cell table:style-name="ce6" table:formula="oooc:=[.B37]" office:value-type="float" office:value="0">
            <text:p>0.0000</text:p>
          </table:table-cell>
          <table:table-cell table:style-name="ce6" table:formula="oooc:=-[.C37]" office:value-type="float" office:value="7.51612972894403">
            <text:p>7.5161</text:p>
          </table:table-cell>
          <table:table-cell table:style-name="ce6" table:formula="oooc:=[.D37]" office:value-type="float" office:value="0.410529015587909">
            <text:p>0.4105</text:p>
          </table:table-cell>
        </table:table-row>
        <table:table-row table:style-name="ro2">
          <table:table-cell table:style-name="ce4" table:formula="oooc:=[.A37]+1" office:value-type="float" office:value="35">
            <text:p>35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8]*COS([.E38])" office:value-type="float" office:value="-7.75609166137307">
            <text:p>-7.7561</text:p>
          </table:table-cell>
          <table:table-cell table:style-name="ce6" table:formula="oooc:=[.F38]*SIN([.E38])" office:value-type="float" office:value="1.61689911572168">
            <text:p>1.6169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-2.5-0.5*r" office:value-type="float" office:value="5.23239545379482">
            <text:p>5.23240</text:p>
          </table:table-cell>
          <table:table-cell table:number-columns-repeated="2"/>
          <table:table-cell table:style-name="ce6" table:formula="oooc:=[.B38]" office:value-type="float" office:value="0">
            <text:p>0.0000</text:p>
          </table:table-cell>
          <table:table-cell table:style-name="ce6" table:formula="oooc:=-[.C38]" office:value-type="float" office:value="7.75609166137307">
            <text:p>7.7561</text:p>
          </table:table-cell>
          <table:table-cell table:style-name="ce6" table:formula="oooc:=[.D38]" office:value-type="float" office:value="1.61689911572168">
            <text:p>1.6169</text:p>
          </table:table-cell>
        </table:table-row>
        <table:table-row table:style-name="ro2">
          <table:table-cell table:style-name="ce4" table:formula="oooc:=[.A38]+1" office:value-type="float" office:value="36">
            <text:p>36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39]*COS([.E39])" office:value-type="float" office:value="-8.07029696676361">
            <text:p>-8.0703</text:p>
          </table:table-cell>
          <table:table-cell table:style-name="ce6" table:formula="oooc:=[.F39]*SIN([.E39])" office:value-type="float" office:value="2.37545782579148">
            <text:p>2.3755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-2.5-0.5*r" office:value-type="float" office:value="5.23239545379482">
            <text:p>5.23240</text:p>
          </table:table-cell>
          <table:table-cell table:number-columns-repeated="2"/>
          <table:table-cell table:style-name="ce6" table:formula="oooc:=[.B39]" office:value-type="float" office:value="0">
            <text:p>0.0000</text:p>
          </table:table-cell>
          <table:table-cell table:style-name="ce6" table:formula="oooc:=-[.C39]" office:value-type="float" office:value="8.07029696676361">
            <text:p>8.0703</text:p>
          </table:table-cell>
          <table:table-cell table:style-name="ce6" table:formula="oooc:=[.D39]" office:value-type="float" office:value="2.37545782579148">
            <text:p>2.3755</text:p>
          </table:table-cell>
        </table:table-row>
        <table:table-row table:style-name="ro2">
          <table:table-cell table:style-name="ce4" table:formula="oooc:=[.A39]+1" office:value-type="float" office:value="37">
            <text:p>37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40]*COS([.E40])" office:value-type="float" office:value="-8.75365073513522">
            <text:p>-8.7537</text:p>
          </table:table-cell>
          <table:table-cell table:style-name="ce6" table:formula="oooc:=[.F40]*SIN([.E40])" office:value-type="float" office:value="3.39816901413556">
            <text:p>3.3982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-2.5-0.5*r" office:value-type="float" office:value="5.23239545379482">
            <text:p>5.23240</text:p>
          </table:table-cell>
          <table:table-cell table:number-columns-repeated="2"/>
          <table:table-cell table:style-name="ce6" table:formula="oooc:=[.B40]" office:value-type="float" office:value="0">
            <text:p>0.0000</text:p>
          </table:table-cell>
          <table:table-cell table:style-name="ce6" table:formula="oooc:=-[.C40]" office:value-type="float" office:value="8.75365073513522">
            <text:p>8.7537</text:p>
          </table:table-cell>
          <table:table-cell table:style-name="ce6" table:formula="oooc:=[.D40]" office:value-type="float" office:value="3.39816901413556">
            <text:p>3.3982</text:p>
          </table:table-cell>
        </table:table-row>
        <table:table-row table:style-name="ro2">
          <table:table-cell table:style-name="ce4" table:formula="oooc:=[.A40]+1" office:value-type="float" office:value="38">
            <text:p>38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41]*COS([.E41])" office:value-type="float" office:value="-9.03253314509633">
            <text:p>-9.0325</text:p>
          </table:table-cell>
          <table:table-cell table:style-name="ce6" table:formula="oooc:=[.F41]*SIN([.E41])" office:value-type="float" office:value="3.69986230575747">
            <text:p>3.6999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-2.5-0.5*r" office:value-type="float" office:value="5.23239545379482">
            <text:p>5.23240</text:p>
          </table:table-cell>
          <table:table-cell table:number-columns-repeated="2"/>
          <table:table-cell table:style-name="ce6" table:formula="oooc:=[.B41]" office:value-type="float" office:value="0">
            <text:p>0.0000</text:p>
          </table:table-cell>
          <table:table-cell table:style-name="ce6" table:formula="oooc:=-[.C41]" office:value-type="float" office:value="9.03253314509633">
            <text:p>9.0325</text:p>
          </table:table-cell>
          <table:table-cell table:style-name="ce6" table:formula="oooc:=[.D41]" office:value-type="float" office:value="3.69986230575747">
            <text:p>3.6999</text:p>
          </table:table-cell>
        </table:table-row>
        <table:table-row table:style-name="ro2">
          <table:table-cell table:style-name="ce4" table:formula="oooc:=[.A41]+1" office:value-type="float" office:value="39">
            <text:p>39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42]*COS([.E42])" office:value-type="float" office:value="-10">
            <text:p>-10.0000</text:p>
          </table:table-cell>
          <table:table-cell table:style-name="ce6" table:formula="oooc:=[.F42]*SIN([.E42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-2.5-0.75*r" office:value-type="float" office:value="2.73239545379482">
            <text:p>2.73240</text:p>
          </table:table-cell>
          <table:table-cell table:number-columns-repeated="2"/>
          <table:table-cell table:style-name="ce6" table:formula="oooc:=[.B42]" office:value-type="float" office:value="1">
            <text:p>1.0000</text:p>
          </table:table-cell>
          <table:table-cell table:style-name="ce6" table:formula="oooc:=-[.C42]" office:value-type="float" office:value="10">
            <text:p>10.0000</text:p>
          </table:table-cell>
          <table:table-cell table:style-name="ce6" table:formula="oooc:=[.D42]" office:value-type="float" office:value="0">
            <text:p>0.0000</text:p>
          </table:table-cell>
        </table:table-row>
        <table:table-row table:style-name="ro2">
          <table:table-cell table:style-name="ce4" table:formula="oooc:=[.A42]+1" office:value-type="float" office:value="40">
            <text:p>40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43]*COS([.E43])" office:value-type="float" office:value="-10.0084230632846">
            <text:p>-10.0084</text:p>
          </table:table-cell>
          <table:table-cell table:style-name="ce6" table:formula="oooc:=[.F43]*SIN([.E43])" office:value-type="float" office:value="0.214381276367352">
            <text:p>0.2144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-2.5-0.75*r" office:value-type="float" office:value="2.73239545379482">
            <text:p>2.73240</text:p>
          </table:table-cell>
          <table:table-cell table:number-columns-repeated="2"/>
          <table:table-cell table:style-name="ce6" table:formula="oooc:=[.B43]" office:value-type="float" office:value="1">
            <text:p>1.0000</text:p>
          </table:table-cell>
          <table:table-cell table:style-name="ce6" table:formula="oooc:=-[.C43]" office:value-type="float" office:value="10.0084230632846">
            <text:p>10.0084</text:p>
          </table:table-cell>
          <table:table-cell table:style-name="ce6" table:formula="oooc:=[.D43]" office:value-type="float" office:value="0.214381276367352">
            <text:p>0.2144</text:p>
          </table:table-cell>
        </table:table-row>
        <table:table-row table:style-name="ro2">
          <table:table-cell table:style-name="ce4" table:formula="oooc:=[.A43]+1" office:value-type="float" office:value="41">
            <text:p>41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44]*COS([.E44])" office:value-type="float" office:value="-10.1337329522338">
            <text:p>-10.1337</text:p>
          </table:table-cell>
          <table:table-cell table:style-name="ce6" table:formula="oooc:=[.F44]*SIN([.E44])" office:value-type="float" office:value="0.844356630162311">
            <text:p>0.8444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-2.5-0.75*r" office:value-type="float" office:value="2.73239545379482">
            <text:p>2.73240</text:p>
          </table:table-cell>
          <table:table-cell table:number-columns-repeated="2"/>
          <table:table-cell table:style-name="ce6" table:formula="oooc:=[.B44]" office:value-type="float" office:value="1">
            <text:p>1.0000</text:p>
          </table:table-cell>
          <table:table-cell table:style-name="ce6" table:formula="oooc:=-[.C44]" office:value-type="float" office:value="10.1337329522338">
            <text:p>10.1337</text:p>
          </table:table-cell>
          <table:table-cell table:style-name="ce6" table:formula="oooc:=[.D44]" office:value-type="float" office:value="0.844356630162311">
            <text:p>0.8444</text:p>
          </table:table-cell>
        </table:table-row>
        <table:table-row table:style-name="ro2">
          <table:table-cell table:style-name="ce4" table:formula="oooc:=[.A44]+1" office:value-type="float" office:value="42">
            <text:p>42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45]*COS([.E45])" office:value-type="float" office:value="-10.2978132775052">
            <text:p>-10.2978</text:p>
          </table:table-cell>
          <table:table-cell table:style-name="ce6" table:formula="oooc:=[.F45]*SIN([.E45])" office:value-type="float" office:value="1.2404815769738">
            <text:p>1.2405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-2.5-0.75*r" office:value-type="float" office:value="2.73239545379482">
            <text:p>2.73240</text:p>
          </table:table-cell>
          <table:table-cell table:number-columns-repeated="2"/>
          <table:table-cell table:style-name="ce6" table:formula="oooc:=[.B45]" office:value-type="float" office:value="1">
            <text:p>1.0000</text:p>
          </table:table-cell>
          <table:table-cell table:style-name="ce6" table:formula="oooc:=-[.C45]" office:value-type="float" office:value="10.2978132775052">
            <text:p>10.2978</text:p>
          </table:table-cell>
          <table:table-cell table:style-name="ce6" table:formula="oooc:=[.D45]" office:value-type="float" office:value="1.2404815769738">
            <text:p>1.2405</text:p>
          </table:table-cell>
        </table:table-row>
        <table:table-row table:style-name="ro2">
          <table:table-cell table:style-name="ce4" table:formula="oooc:=[.A45]+1" office:value-type="float" office:value="43">
            <text:p>43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46]*COS([.E46])" office:value-type="float" office:value="-10.6546656497161">
            <text:p>-10.6547</text:p>
          </table:table-cell>
          <table:table-cell table:style-name="ce6" table:formula="oooc:=[.F46]*SIN([.E46])" office:value-type="float" office:value="1.7745488939901">
            <text:p>1.7745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-2.5-0.75*r" office:value-type="float" office:value="2.73239545379482">
            <text:p>2.73240</text:p>
          </table:table-cell>
          <table:table-cell table:number-columns-repeated="2"/>
          <table:table-cell table:style-name="ce6" table:formula="oooc:=[.B46]" office:value-type="float" office:value="1">
            <text:p>1.0000</text:p>
          </table:table-cell>
          <table:table-cell table:style-name="ce6" table:formula="oooc:=-[.C46]" office:value-type="float" office:value="10.6546656497161">
            <text:p>10.6547</text:p>
          </table:table-cell>
          <table:table-cell table:style-name="ce6" table:formula="oooc:=[.D46]" office:value-type="float" office:value="1.7745488939901">
            <text:p>1.7745</text:p>
          </table:table-cell>
        </table:table-row>
        <table:table-row table:style-name="ro2">
          <table:table-cell table:style-name="ce4" table:formula="oooc:=[.A46]+1" office:value-type="float" office:value="44">
            <text:p>44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47]*COS([.E47])" office:value-type="float" office:value="-10.8003000987653">
            <text:p>-10.8003</text:p>
          </table:table-cell>
          <table:table-cell table:style-name="ce6" table:formula="oooc:=[.F47]*SIN([.E47])" office:value-type="float" office:value="1.9320953534937">
            <text:p>1.9321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-2.5-0.75*r" office:value-type="float" office:value="2.73239545379482">
            <text:p>2.73240</text:p>
          </table:table-cell>
          <table:table-cell table:number-columns-repeated="2"/>
          <table:table-cell table:style-name="ce6" table:formula="oooc:=[.B47]" office:value-type="float" office:value="1">
            <text:p>1.0000</text:p>
          </table:table-cell>
          <table:table-cell table:style-name="ce6" table:formula="oooc:=-[.C47]" office:value-type="float" office:value="10.8003000987653">
            <text:p>10.8003</text:p>
          </table:table-cell>
          <table:table-cell table:style-name="ce6" table:formula="oooc:=[.D47]" office:value-type="float" office:value="1.9320953534937">
            <text:p>1.9321</text:p>
          </table:table-cell>
        </table:table-row>
        <table:table-row table:style-name="ro2">
          <table:table-cell table:style-name="ce4" table:formula="oooc:=[.A47]+1" office:value-type="float" office:value="45">
            <text:p>45</text:p>
          </table:table-cell>
          <table:table-cell table:style-name="ce6" table:formula="oooc:=[.B66]" office:value-type="float" office:value="-10">
            <text:p>-10.0000</text:p>
          </table:table-cell>
          <table:table-cell table:style-name="ce6" table:formula="oooc:=-10/tt+[.F48]*COS([.E48])" office:value-type="float" office:value="-22.5">
            <text:p>-22.5000</text:p>
          </table:table-cell>
          <table:table-cell table:style-name="ce6" table:formula="oooc:=[.F48]*SIN([.E48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-2.5-r-ef" office:value-type="float" office:value="-9.76760454620518">
            <text:p>-9.76760</text:p>
          </table:table-cell>
          <table:table-cell table:number-columns-repeated="2"/>
          <table:table-cell table:style-name="ce6" table:formula="oooc:=[.B48]" office:value-type="float" office:value="-10">
            <text:p>-10.0000</text:p>
          </table:table-cell>
          <table:table-cell table:style-name="ce6" table:formula="oooc:=-[.C48]" office:value-type="float" office:value="22.5">
            <text:p>22.5000</text:p>
          </table:table-cell>
          <table:table-cell table:style-name="ce6" table:formula="oooc:=[.D48]" office:value-type="float" office:value="0">
            <text:p>0.0000</text:p>
          </table:table-cell>
        </table:table-row>
        <table:table-row table:style-name="ro2">
          <table:table-cell table:style-name="ce4" table:formula="oooc:=[.A48]+1" office:value-type="float" office:value="46">
            <text:p>46</text:p>
          </table:table-cell>
          <table:table-cell table:style-name="ce6" table:formula="oooc:=[.B48]" office:value-type="float" office:value="-10">
            <text:p>-10.0000</text:p>
          </table:table-cell>
          <table:table-cell table:style-name="ce6" table:formula="oooc:=-10/tt+[.F49]*COS([.E49])" office:value-type="float" office:value="-22.4698897349877">
            <text:p>-22.4699</text:p>
          </table:table-cell>
          <table:table-cell table:style-name="ce6" table:formula="oooc:=[.F49]*SIN([.E49])" office:value-type="float" office:value="-0.766357419735431">
            <text:p>-0.7664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-2.5-r-ef" office:value-type="float" office:value="-9.76760454620518">
            <text:p>-9.76760</text:p>
          </table:table-cell>
          <table:table-cell table:number-columns-repeated="2"/>
          <table:table-cell table:style-name="ce6" table:formula="oooc:=[.B49]" office:value-type="float" office:value="-10">
            <text:p>-10.0000</text:p>
          </table:table-cell>
          <table:table-cell table:style-name="ce6" table:formula="oooc:=-[.C49]" office:value-type="float" office:value="22.4698897349877">
            <text:p>22.4699</text:p>
          </table:table-cell>
          <table:table-cell table:style-name="ce6" table:formula="oooc:=[.D49]" office:value-type="float" office:value="-0.766357419735431">
            <text:p>-0.7664</text:p>
          </table:table-cell>
        </table:table-row>
        <table:table-row table:style-name="ro2">
          <table:table-cell table:style-name="ce4" table:formula="oooc:=[.A49]+1" office:value-type="float" office:value="47">
            <text:p>47</text:p>
          </table:table-cell>
          <table:table-cell table:style-name="ce6" table:formula="oooc:=[.B49]" office:value-type="float" office:value="-10">
            <text:p>-10.0000</text:p>
          </table:table-cell>
          <table:table-cell table:style-name="ce6" table:formula="oooc:=-10/tt+[.F50]*COS([.E50])" office:value-type="float" office:value="-22.0219394065373">
            <text:p>-22.0219</text:p>
          </table:table-cell>
          <table:table-cell table:style-name="ce6" table:formula="oooc:=[.F50]*SIN([.E50])" office:value-type="float" office:value="-3.01835579763455">
            <text:p>-3.0184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-2.5-r-ef" office:value-type="float" office:value="-9.76760454620518">
            <text:p>-9.76760</text:p>
          </table:table-cell>
          <table:table-cell table:number-columns-repeated="2"/>
          <table:table-cell table:style-name="ce6" table:formula="oooc:=[.B50]" office:value-type="float" office:value="-10">
            <text:p>-10.0000</text:p>
          </table:table-cell>
          <table:table-cell table:style-name="ce6" table:formula="oooc:=-[.C50]" office:value-type="float" office:value="22.0219394065373">
            <text:p>22.0219</text:p>
          </table:table-cell>
          <table:table-cell table:style-name="ce6" table:formula="oooc:=[.D50]" office:value-type="float" office:value="-3.01835579763455">
            <text:p>-3.0184</text:p>
          </table:table-cell>
        </table:table-row>
        <table:table-row table:style-name="ro2">
          <table:table-cell table:style-name="ce4" table:formula="oooc:=[.A50]+1" office:value-type="float" office:value="48">
            <text:p>48</text:p>
          </table:table-cell>
          <table:table-cell table:style-name="ce6" table:formula="oooc:=[.B50]" office:value-type="float" office:value="-10">
            <text:p>-10.0000</text:p>
          </table:table-cell>
          <table:table-cell table:style-name="ce6" table:formula="oooc:=-10/tt+[.F51]*COS([.E51])" office:value-type="float" office:value="-21.4353948312131">
            <text:p>-21.4354</text:p>
          </table:table-cell>
          <table:table-cell table:style-name="ce6" table:formula="oooc:=[.F51]*SIN([.E51])" office:value-type="float" office:value="-4.43439966711457">
            <text:p>-4.4344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-2.5-r-ef" office:value-type="float" office:value="-9.76760454620518">
            <text:p>-9.76760</text:p>
          </table:table-cell>
          <table:table-cell table:number-columns-repeated="2"/>
          <table:table-cell table:style-name="ce6" table:formula="oooc:=[.B51]" office:value-type="float" office:value="-10">
            <text:p>-10.0000</text:p>
          </table:table-cell>
          <table:table-cell table:style-name="ce6" table:formula="oooc:=-[.C51]" office:value-type="float" office:value="21.4353948312131">
            <text:p>21.4354</text:p>
          </table:table-cell>
          <table:table-cell table:style-name="ce6" table:formula="oooc:=[.D51]" office:value-type="float" office:value="-4.43439966711457">
            <text:p>-4.4344</text:p>
          </table:table-cell>
        </table:table-row>
        <table:table-row table:style-name="ro2">
          <table:table-cell table:style-name="ce4" table:formula="oooc:=[.A51]+1" office:value-type="float" office:value="49">
            <text:p>49</text:p>
          </table:table-cell>
          <table:table-cell table:style-name="ce6" table:formula="oooc:=[.B51]" office:value-type="float" office:value="-10">
            <text:p>-10.0000</text:p>
          </table:table-cell>
          <table:table-cell table:style-name="ce6" table:formula="oooc:=-10/tt+[.F52]*COS([.E52])" office:value-type="float" office:value="-20.1597402226203">
            <text:p>-20.1597</text:p>
          </table:table-cell>
          <table:table-cell table:style-name="ce6" table:formula="oooc:=[.F52]*SIN([.E52])" office:value-type="float" office:value="-6.3435517067372">
            <text:p>-6.3436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-2.5-r-ef" office:value-type="float" office:value="-9.76760454620518">
            <text:p>-9.76760</text:p>
          </table:table-cell>
          <table:table-cell table:number-columns-repeated="2"/>
          <table:table-cell table:style-name="ce6" table:formula="oooc:=[.B52]" office:value-type="float" office:value="-10">
            <text:p>-10.0000</text:p>
          </table:table-cell>
          <table:table-cell table:style-name="ce6" table:formula="oooc:=-[.C52]" office:value-type="float" office:value="20.1597402226203">
            <text:p>20.1597</text:p>
          </table:table-cell>
          <table:table-cell table:style-name="ce6" table:formula="oooc:=[.D52]" office:value-type="float" office:value="-6.3435517067372">
            <text:p>-6.3436</text:p>
          </table:table-cell>
        </table:table-row>
        <table:table-row table:style-name="ro2">
          <table:table-cell table:style-name="ce4" table:formula="oooc:=[.A52]+1" office:value-type="float" office:value="50">
            <text:p>50</text:p>
          </table:table-cell>
          <table:table-cell table:style-name="ce6" table:formula="oooc:=[.B52]" office:value-type="float" office:value="-10">
            <text:p>-10.0000</text:p>
          </table:table-cell>
          <table:table-cell table:style-name="ce6" table:formula="oooc:=-10/tt+[.F53]*COS([.E53])" office:value-type="float" office:value="-19.6391348671101">
            <text:p>-19.6391</text:p>
          </table:table-cell>
          <table:table-cell table:style-name="ce6" table:formula="oooc:=[.F53]*SIN([.E53])" office:value-type="float" office:value="-6.90673940782517">
            <text:p>-6.9067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-2.5-r-ef" office:value-type="float" office:value="-9.76760454620518">
            <text:p>-9.76760</text:p>
          </table:table-cell>
          <table:table-cell table:number-columns-repeated="2"/>
          <table:table-cell table:style-name="ce6" table:formula="oooc:=[.B53]" office:value-type="float" office:value="-10">
            <text:p>-10.0000</text:p>
          </table:table-cell>
          <table:table-cell table:style-name="ce6" table:formula="oooc:=-[.C53]" office:value-type="float" office:value="19.6391348671101">
            <text:p>19.6391</text:p>
          </table:table-cell>
          <table:table-cell table:style-name="ce6" table:formula="oooc:=[.D53]" office:value-type="float" office:value="-6.90673940782517">
            <text:p>-6.9067</text:p>
          </table:table-cell>
        </table:table-row>
        <table:table-row table:style-name="ro2">
          <table:table-cell table:style-name="ce4" table:formula="oooc:=[.A53]+1" office:value-type="float" office:value="51">
            <text:p>51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54]*COS([.E54])" office:value-type="float" office:value="7.5">
            <text:p>7.5000</text:p>
          </table:table-cell>
          <table:table-cell table:style-name="ce6" table:formula="oooc:=[.F54]*SIN([.E54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+2.5+0.5*r" office:value-type="float" office:value="20.2323954537948">
            <text:p>20.23240</text:p>
          </table:table-cell>
          <table:table-cell table:number-columns-repeated="2"/>
          <table:table-cell table:style-name="ce6" table:formula="oooc:=[.B54]" office:value-type="float" office:value="0">
            <text:p>0.0000</text:p>
          </table:table-cell>
          <table:table-cell table:style-name="ce6" table:formula="oooc:=-[.C54]" office:value-type="float" office:value="-7.5">
            <text:p>-7.5000</text:p>
          </table:table-cell>
          <table:table-cell table:style-name="ce6" table:formula="oooc:=[.D54]" office:value-type="float" office:value="0">
            <text:p>0.0000</text:p>
          </table:table-cell>
        </table:table-row>
        <table:table-row table:style-name="ro2">
          <table:table-cell table:style-name="ce4" table:formula="oooc:=[.A54]+1" office:value-type="float" office:value="52">
            <text:p>52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55]*COS([.E55])" office:value-type="float" office:value="7.43763027709966">
            <text:p>7.4376</text:p>
          </table:table-cell>
          <table:table-cell table:style-name="ce6" table:formula="oooc:=[.F55]*SIN([.E55])" office:value-type="float" office:value="1.58741545091125">
            <text:p>1.5874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+2.5+0.5*r" office:value-type="float" office:value="20.2323954537948">
            <text:p>20.23240</text:p>
          </table:table-cell>
          <table:table-cell table:number-columns-repeated="2"/>
          <table:table-cell table:style-name="ce6" table:formula="oooc:=[.B55]" office:value-type="float" office:value="0">
            <text:p>0.0000</text:p>
          </table:table-cell>
          <table:table-cell table:style-name="ce6" table:formula="oooc:=-[.C55]" office:value-type="float" office:value="-7.43763027709966">
            <text:p>-7.4376</text:p>
          </table:table-cell>
          <table:table-cell table:style-name="ce6" table:formula="oooc:=[.D55]" office:value-type="float" office:value="1.58741545091125">
            <text:p>1.5874</text:p>
          </table:table-cell>
        </table:table-row>
        <table:table-row table:style-name="ro2">
          <table:table-cell table:style-name="ce4" table:formula="oooc:=[.A55]+1" office:value-type="float" office:value="53">
            <text:p>53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56]*COS([.E56])" office:value-type="float" office:value="6.50975608379115">
            <text:p>6.5098</text:p>
          </table:table-cell>
          <table:table-cell table:style-name="ce6" table:formula="oooc:=[.F56]*SIN([.E56])" office:value-type="float" office:value="6.25215402907792">
            <text:p>6.2522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+2.5+0.5*r" office:value-type="float" office:value="20.2323954537948">
            <text:p>20.23240</text:p>
          </table:table-cell>
          <table:table-cell table:number-columns-repeated="2"/>
          <table:table-cell table:style-name="ce6" table:formula="oooc:=[.B56]" office:value-type="float" office:value="0">
            <text:p>0.0000</text:p>
          </table:table-cell>
          <table:table-cell table:style-name="ce6" table:formula="oooc:=-[.C56]" office:value-type="float" office:value="-6.50975608379115">
            <text:p>-6.5098</text:p>
          </table:table-cell>
          <table:table-cell table:style-name="ce6" table:formula="oooc:=[.D56]" office:value-type="float" office:value="6.25215402907792">
            <text:p>6.2522</text:p>
          </table:table-cell>
        </table:table-row>
        <table:table-row table:style-name="ro2">
          <table:table-cell table:style-name="ce4" table:formula="oooc:=[.A56]+1" office:value-type="float" office:value="54">
            <text:p>54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57]*COS([.E57])" office:value-type="float" office:value="5.29480089768585">
            <text:p>5.2948</text:p>
          </table:table-cell>
          <table:table-cell table:style-name="ce6" table:formula="oooc:=[.F57]*SIN([.E57])" office:value-type="float" office:value="9.18531531869752">
            <text:p>9.1853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+2.5+0.5*r" office:value-type="float" office:value="20.2323954537948">
            <text:p>20.23240</text:p>
          </table:table-cell>
          <table:table-cell table:number-columns-repeated="2"/>
          <table:table-cell table:style-name="ce6" table:formula="oooc:=[.B57]" office:value-type="float" office:value="0">
            <text:p>0.0000</text:p>
          </table:table-cell>
          <table:table-cell table:style-name="ce6" table:formula="oooc:=-[.C57]" office:value-type="float" office:value="-5.29480089768585">
            <text:p>-5.2948</text:p>
          </table:table-cell>
          <table:table-cell table:style-name="ce6" table:formula="oooc:=[.D57]" office:value-type="float" office:value="9.18531531869752">
            <text:p>9.1853</text:p>
          </table:table-cell>
        </table:table-row>
        <table:table-row table:style-name="ro2">
          <table:table-cell table:style-name="ce4" table:formula="oooc:=[.A57]+1" office:value-type="float" office:value="55">
            <text:p>55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58]*COS([.E58])" office:value-type="float" office:value="2.65243875234989">
            <text:p>2.6524</text:p>
          </table:table-cell>
          <table:table-cell table:style-name="ce6" table:formula="oooc:=[.F58]*SIN([.E58])" office:value-type="float" office:value="13.1398897350083">
            <text:p>13.1399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+2.5+0.5*r" office:value-type="float" office:value="20.2323954537948">
            <text:p>20.23240</text:p>
          </table:table-cell>
          <table:table-cell table:number-columns-repeated="2"/>
          <table:table-cell table:style-name="ce6" table:formula="oooc:=[.B58]" office:value-type="float" office:value="0">
            <text:p>0.0000</text:p>
          </table:table-cell>
          <table:table-cell table:style-name="ce6" table:formula="oooc:=-[.C58]" office:value-type="float" office:value="-2.65243875234989">
            <text:p>-2.6524</text:p>
          </table:table-cell>
          <table:table-cell table:style-name="ce6" table:formula="oooc:=[.D58]" office:value-type="float" office:value="13.1398897350083">
            <text:p>13.1399</text:p>
          </table:table-cell>
        </table:table-row>
        <table:table-row table:style-name="ro2">
          <table:table-cell table:style-name="ce4" table:formula="oooc:=[.A58]+1" office:value-type="float" office:value="56">
            <text:p>56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59]*COS([.E59])" office:value-type="float" office:value="1.57406857691745">
            <text:p>1.5741</text:p>
          </table:table-cell>
          <table:table-cell table:style-name="ce6" table:formula="oooc:=[.F59]*SIN([.E59])" office:value-type="float" office:value="14.3064640193401">
            <text:p>14.3065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+2.5+0.5*r" office:value-type="float" office:value="20.2323954537948">
            <text:p>20.23240</text:p>
          </table:table-cell>
          <table:table-cell table:number-columns-repeated="2"/>
          <table:table-cell table:style-name="ce6" table:formula="oooc:=[.B59]" office:value-type="float" office:value="0">
            <text:p>0.0000</text:p>
          </table:table-cell>
          <table:table-cell table:style-name="ce6" table:formula="oooc:=-[.C59]" office:value-type="float" office:value="-1.57406857691745">
            <text:p>-1.5741</text:p>
          </table:table-cell>
          <table:table-cell table:style-name="ce6" table:formula="oooc:=[.D59]" office:value-type="float" office:value="14.3064640193401">
            <text:p>14.3065</text:p>
          </table:table-cell>
        </table:table-row>
        <table:table-row table:style-name="ro2">
          <table:table-cell table:style-name="ce4" table:formula="oooc:=[.A59]+1" office:value-type="float" office:value="57">
            <text:p>57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60]*COS([.E60])" office:value-type="float" office:value="10">
            <text:p>10.0000</text:p>
          </table:table-cell>
          <table:table-cell table:style-name="ce6" table:formula="oooc:=[.F60]*SIN([.E60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+2.5+0.75*r" office:value-type="float" office:value="22.7323954537948">
            <text:p>22.73240</text:p>
          </table:table-cell>
          <table:table-cell table:number-columns-repeated="2"/>
          <table:table-cell table:style-name="ce6" table:formula="oooc:=[.B60]" office:value-type="float" office:value="1">
            <text:p>1.0000</text:p>
          </table:table-cell>
          <table:table-cell table:style-name="ce6" table:formula="oooc:=-[.C60]" office:value-type="float" office:value="-10">
            <text:p>-10.0000</text:p>
          </table:table-cell>
          <table:table-cell table:style-name="ce6" table:formula="oooc:=[.D60]" office:value-type="float" office:value="0">
            <text:p>0.0000</text:p>
          </table:table-cell>
        </table:table-row>
        <table:table-row table:style-name="ro2">
          <table:table-cell table:style-name="ce4" table:formula="oooc:=[.A60]+1" office:value-type="float" office:value="58">
            <text:p>58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61]*COS([.E61])" office:value-type="float" office:value="9.92992361144028">
            <text:p>9.9299</text:p>
          </table:table-cell>
          <table:table-cell table:style-name="ce6" table:formula="oooc:=[.F61]*SIN([.E61])" office:value-type="float" office:value="1.7835631901318">
            <text:p>1.7836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+2.5+0.75*r" office:value-type="float" office:value="22.7323954537948">
            <text:p>22.73240</text:p>
          </table:table-cell>
          <table:table-cell table:number-columns-repeated="2"/>
          <table:table-cell table:style-name="ce6" table:formula="oooc:=[.B61]" office:value-type="float" office:value="1">
            <text:p>1.0000</text:p>
          </table:table-cell>
          <table:table-cell table:style-name="ce6" table:formula="oooc:=-[.C61]" office:value-type="float" office:value="-9.92992361144028">
            <text:p>-9.9299</text:p>
          </table:table-cell>
          <table:table-cell table:style-name="ce6" table:formula="oooc:=[.D61]" office:value-type="float" office:value="1.7835631901318">
            <text:p>1.7836</text:p>
          </table:table-cell>
        </table:table-row>
        <table:table-row table:style-name="ro2">
          <table:table-cell table:style-name="ce4" table:formula="oooc:=[.A61]+1" office:value-type="float" office:value="59">
            <text:p>59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62]*COS([.E62])" office:value-type="float" office:value="8.88739737465185">
            <text:p>8.8874</text:p>
          </table:table-cell>
          <table:table-cell table:style-name="ce6" table:formula="oooc:=[.F62]*SIN([.E62])" office:value-type="float" office:value="7.02469651463729">
            <text:p>7.0247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+2.5+0.75*r" office:value-type="float" office:value="22.7323954537948">
            <text:p>22.73240</text:p>
          </table:table-cell>
          <table:table-cell table:number-columns-repeated="2"/>
          <table:table-cell table:style-name="ce6" table:formula="oooc:=[.B62]" office:value-type="float" office:value="1">
            <text:p>1.0000</text:p>
          </table:table-cell>
          <table:table-cell table:style-name="ce6" table:formula="oooc:=-[.C62]" office:value-type="float" office:value="-8.88739737465185">
            <text:p>-8.8874</text:p>
          </table:table-cell>
          <table:table-cell table:style-name="ce6" table:formula="oooc:=[.D62]" office:value-type="float" office:value="7.02469651463729">
            <text:p>7.0247</text:p>
          </table:table-cell>
        </table:table-row>
        <table:table-row table:style-name="ro2">
          <table:table-cell table:style-name="ce4" table:formula="oooc:=[.A62]+1" office:value-type="float" office:value="60">
            <text:p>60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63]*COS([.E63])" office:value-type="float" office:value="7.52231720842743">
            <text:p>7.5223</text:p>
          </table:table-cell>
          <table:table-cell table:style-name="ce6" table:formula="oooc:=[.F63]*SIN([.E63])" office:value-type="float" office:value="10.3202915675152">
            <text:p>10.3203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+2.5+0.75*r" office:value-type="float" office:value="22.7323954537948">
            <text:p>22.73240</text:p>
          </table:table-cell>
          <table:table-cell table:number-columns-repeated="2"/>
          <table:table-cell table:style-name="ce6" table:formula="oooc:=[.B63]" office:value-type="float" office:value="1">
            <text:p>1.0000</text:p>
          </table:table-cell>
          <table:table-cell table:style-name="ce6" table:formula="oooc:=-[.C63]" office:value-type="float" office:value="-7.52231720842743">
            <text:p>-7.5223</text:p>
          </table:table-cell>
          <table:table-cell table:style-name="ce6" table:formula="oooc:=[.D63]" office:value-type="float" office:value="10.3202915675152">
            <text:p>10.3203</text:p>
          </table:table-cell>
        </table:table-row>
        <table:table-row table:style-name="ro2">
          <table:table-cell table:style-name="ce4" table:formula="oooc:=[.A63]+1" office:value-type="float" office:value="61">
            <text:p>61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64]*COS([.E64])" office:value-type="float" office:value="4.55345366693074">
            <text:p>4.5535</text:p>
          </table:table-cell>
          <table:table-cell table:style-name="ce6" table:formula="oooc:=[.F64]*SIN([.E64])" office:value-type="float" office:value="14.7635098551538">
            <text:p>14.7635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+2.5+0.75*r" office:value-type="float" office:value="22.7323954537948">
            <text:p>22.73240</text:p>
          </table:table-cell>
          <table:table-cell table:number-columns-repeated="2"/>
          <table:table-cell table:style-name="ce6" table:formula="oooc:=[.B64]" office:value-type="float" office:value="1">
            <text:p>1.0000</text:p>
          </table:table-cell>
          <table:table-cell table:style-name="ce6" table:formula="oooc:=-[.C64]" office:value-type="float" office:value="-4.55345366693074">
            <text:p>-4.5535</text:p>
          </table:table-cell>
          <table:table-cell table:style-name="ce6" table:formula="oooc:=[.D64]" office:value-type="float" office:value="14.7635098551538">
            <text:p>14.7635</text:p>
          </table:table-cell>
        </table:table-row>
        <table:table-row table:style-name="ro2">
          <table:table-cell table:style-name="ce4" table:formula="oooc:=[.A64]+1" office:value-type="float" office:value="62">
            <text:p>62</text:p>
          </table:table-cell>
          <table:table-cell table:style-name="ce6" table:formula="oooc:=h" office:value-type="float" office:value="1">
            <text:p>1.0000</text:p>
          </table:table-cell>
          <table:table-cell table:style-name="ce6" table:formula="oooc:=-10/tt+[.F65]*COS([.E65])" office:value-type="float" office:value="3.34183553058642">
            <text:p>3.3418</text:p>
          </table:table-cell>
          <table:table-cell table:style-name="ce6" table:formula="oooc:=[.F65]*SIN([.E65])" office:value-type="float" office:value="16.0742309716039">
            <text:p>16.0742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+2.5+0.75*r" office:value-type="float" office:value="22.7323954537948">
            <text:p>22.73240</text:p>
          </table:table-cell>
          <table:table-cell table:number-columns-repeated="2"/>
          <table:table-cell table:style-name="ce6" table:formula="oooc:=[.B65]" office:value-type="float" office:value="1">
            <text:p>1.0000</text:p>
          </table:table-cell>
          <table:table-cell table:style-name="ce6" table:formula="oooc:=-[.C65]" office:value-type="float" office:value="-3.34183553058642">
            <text:p>-3.3418</text:p>
          </table:table-cell>
          <table:table-cell table:style-name="ce6" table:formula="oooc:=[.D65]" office:value-type="float" office:value="16.0742309716039">
            <text:p>16.0742</text:p>
          </table:table-cell>
        </table:table-row>
        <table:table-row table:style-name="ro2">
          <table:table-cell table:style-name="ce4" table:formula="oooc:=[.A65]+1" office:value-type="float" office:value="63">
            <text:p>63</text:p>
          </table:table-cell>
          <table:table-cell table:style-name="ce6" table:formula="oooc:=-10" office:value-type="float" office:value="-10">
            <text:p>-10.0000</text:p>
          </table:table-cell>
          <table:table-cell table:style-name="ce6" table:formula="oooc:=-10/tt+[.F66]*COS([.E66])" office:value-type="float" office:value="22.5">
            <text:p>22.5000</text:p>
          </table:table-cell>
          <table:table-cell table:style-name="ce6" table:formula="oooc:=[.F66]*SIN([.E6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9" table:formula="oooc:=10/tt+2.5+r+ef" office:value-type="float" office:value="35.2323954537948">
            <text:p>35.23240</text:p>
          </table:table-cell>
          <table:table-cell table:number-columns-repeated="2"/>
          <table:table-cell table:style-name="ce6" table:formula="oooc:=[.B66]" office:value-type="float" office:value="-10">
            <text:p>-10.0000</text:p>
          </table:table-cell>
          <table:table-cell table:style-name="ce6" table:formula="oooc:=-[.C66]" office:value-type="float" office:value="-22.5">
            <text:p>-22.5000</text:p>
          </table:table-cell>
          <table:table-cell table:style-name="ce6" table:formula="oooc:=[.D66]" office:value-type="float" office:value="0">
            <text:p>0.0000</text:p>
          </table:table-cell>
        </table:table-row>
        <table:table-row table:style-name="ro2">
          <table:table-cell table:style-name="ce4" table:formula="oooc:=[.A66]+1" office:value-type="float" office:value="64">
            <text:p>64</text:p>
          </table:table-cell>
          <table:table-cell table:style-name="ce6" table:formula="oooc:=[.B66]" office:value-type="float" office:value="-10">
            <text:p>-10.0000</text:p>
          </table:table-cell>
          <table:table-cell table:style-name="ce6" table:formula="oooc:=-10/tt+[.F67]*COS([.E67])" office:value-type="float" office:value="22.3913902831434">
            <text:p>22.3914</text:p>
          </table:table-cell>
          <table:table-cell table:style-name="ce6" table:formula="oooc:=[.F67]*SIN([.E67])" office:value-type="float" office:value="2.76430188623459">
            <text:p>2.7643</text:p>
          </table:table-cell>
          <table:table-cell table:style-name="ce9" table:formula="oooc:=tt*1/10" office:value-type="float" office:value="0.0785398163">
            <text:p>0.07854</text:p>
          </table:table-cell>
          <table:table-cell table:style-name="ce9" table:formula="oooc:=10/tt+2.5+r+ef" office:value-type="float" office:value="35.2323954537948">
            <text:p>35.23240</text:p>
          </table:table-cell>
          <table:table-cell table:number-columns-repeated="2"/>
          <table:table-cell table:style-name="ce6" table:formula="oooc:=[.B67]" office:value-type="float" office:value="-10">
            <text:p>-10.0000</text:p>
          </table:table-cell>
          <table:table-cell table:style-name="ce6" table:formula="oooc:=-[.C67]" office:value-type="float" office:value="-22.3913902831434">
            <text:p>-22.3914</text:p>
          </table:table-cell>
          <table:table-cell table:style-name="ce6" table:formula="oooc:=[.D67]" office:value-type="float" office:value="2.76430188623459">
            <text:p>2.7643</text:p>
          </table:table-cell>
        </table:table-row>
        <table:table-row table:style-name="ro2">
          <table:table-cell table:style-name="ce4" table:formula="oooc:=[.A67]+1" office:value-type="float" office:value="65">
            <text:p>65</text:p>
          </table:table-cell>
          <table:table-cell table:style-name="ce6" table:formula="oooc:=[.B67]" office:value-type="float" office:value="-10">
            <text:p>-10.0000</text:p>
          </table:table-cell>
          <table:table-cell table:style-name="ce6" table:formula="oooc:=-10/tt+[.F68]*COS([.E68])" office:value-type="float" office:value="20.7756038289554">
            <text:p>20.7756</text:p>
          </table:table-cell>
          <table:table-cell table:style-name="ce6" table:formula="oooc:=[.F68]*SIN([.E68])" office:value-type="float" office:value="10.8874089424342">
            <text:p>10.8874</text:p>
          </table:table-cell>
          <table:table-cell table:style-name="ce9" table:formula="oooc:=tt*4/10" office:value-type="float" office:value="0.3141592652">
            <text:p>0.31416</text:p>
          </table:table-cell>
          <table:table-cell table:style-name="ce9" table:formula="oooc:=10/tt+2.5+r+ef" office:value-type="float" office:value="35.2323954537948">
            <text:p>35.23240</text:p>
          </table:table-cell>
          <table:table-cell table:number-columns-repeated="2"/>
          <table:table-cell table:style-name="ce6" table:formula="oooc:=[.B68]" office:value-type="float" office:value="-10">
            <text:p>-10.0000</text:p>
          </table:table-cell>
          <table:table-cell table:style-name="ce6" table:formula="oooc:=-[.C68]" office:value-type="float" office:value="-20.7756038289554">
            <text:p>-20.7756</text:p>
          </table:table-cell>
          <table:table-cell table:style-name="ce6" table:formula="oooc:=[.D68]" office:value-type="float" office:value="10.8874089424342">
            <text:p>10.8874</text:p>
          </table:table-cell>
        </table:table-row>
        <table:table-row table:style-name="ro2">
          <table:table-cell table:style-name="ce4" table:formula="oooc:=[.A68]+1" office:value-type="float" office:value="66">
            <text:p>66</text:p>
          </table:table-cell>
          <table:table-cell table:style-name="ce6" table:formula="oooc:=[.B68]" office:value-type="float" office:value="-10">
            <text:p>-10.0000</text:p>
          </table:table-cell>
          <table:table-cell table:style-name="ce6" table:formula="oooc:=-10/tt+[.F69]*COS([.E69])" office:value-type="float" office:value="18.6598987621353">
            <text:p>18.6599</text:p>
          </table:table-cell>
          <table:table-cell table:style-name="ce6" table:formula="oooc:=[.F69]*SIN([.E69])" office:value-type="float" office:value="15.9951728116036">
            <text:p>15.9952</text:p>
          </table:table-cell>
          <table:table-cell table:style-name="ce9" table:formula="oooc:=tt*6/10" office:value-type="float" office:value="0.4712388978">
            <text:p>0.47124</text:p>
          </table:table-cell>
          <table:table-cell table:style-name="ce9" table:formula="oooc:=10/tt+2.5+r+ef" office:value-type="float" office:value="35.2323954537948">
            <text:p>35.23240</text:p>
          </table:table-cell>
          <table:table-cell table:number-columns-repeated="2"/>
          <table:table-cell table:style-name="ce6" table:formula="oooc:=[.B69]" office:value-type="float" office:value="-10">
            <text:p>-10.0000</text:p>
          </table:table-cell>
          <table:table-cell table:style-name="ce6" table:formula="oooc:=-[.C69]" office:value-type="float" office:value="-18.6598987621353">
            <text:p>-18.6599</text:p>
          </table:table-cell>
          <table:table-cell table:style-name="ce6" table:formula="oooc:=[.D69]" office:value-type="float" office:value="15.9951728116036">
            <text:p>15.9952</text:p>
          </table:table-cell>
        </table:table-row>
        <table:table-row table:style-name="ro2">
          <table:table-cell table:style-name="ce4" table:formula="oooc:=[.A69]+1" office:value-type="float" office:value="67">
            <text:p>67</text:p>
          </table:table-cell>
          <table:table-cell table:style-name="ce6" table:formula="oooc:=[.B69]" office:value-type="float" office:value="-10">
            <text:p>-10.0000</text:p>
          </table:table-cell>
          <table:table-cell table:style-name="ce6" table:formula="oooc:=-10/tt+[.F70]*COS([.E70])" office:value-type="float" office:value="14.058528239835">
            <text:p>14.0585</text:p>
          </table:table-cell>
          <table:table-cell table:style-name="ce6" table:formula="oooc:=[.F70]*SIN([.E70])" office:value-type="float" office:value="22.8816104558811">
            <text:p>22.8816</text:p>
          </table:table-cell>
          <table:table-cell table:style-name="ce9" table:formula="oooc:=tt*9/10" office:value-type="float" office:value="0.7068583467">
            <text:p>0.70686</text:p>
          </table:table-cell>
          <table:table-cell table:style-name="ce9" table:formula="oooc:=10/tt+2.5+r+ef" office:value-type="float" office:value="35.2323954537948">
            <text:p>35.23240</text:p>
          </table:table-cell>
          <table:table-cell table:number-columns-repeated="2"/>
          <table:table-cell table:style-name="ce6" table:formula="oooc:=[.B70]" office:value-type="float" office:value="-10">
            <text:p>-10.0000</text:p>
          </table:table-cell>
          <table:table-cell table:style-name="ce6" table:formula="oooc:=-[.C70]" office:value-type="float" office:value="-14.058528239835">
            <text:p>-14.0585</text:p>
          </table:table-cell>
          <table:table-cell table:style-name="ce6" table:formula="oooc:=[.D70]" office:value-type="float" office:value="22.8816104558811">
            <text:p>22.8816</text:p>
          </table:table-cell>
        </table:table-row>
        <table:table-row table:style-name="ro2">
          <table:table-cell table:style-name="ce4" table:formula="oooc:=[.A70]+1" office:value-type="float" office:value="68">
            <text:p>68</text:p>
          </table:table-cell>
          <table:table-cell table:style-name="ce6" table:formula="oooc:=[.B70]" office:value-type="float" office:value="-10">
            <text:p>-10.0000</text:p>
          </table:table-cell>
          <table:table-cell table:style-name="ce6" table:formula="oooc:=-10/tt+[.F71]*COS([.E71])" office:value-type="float" office:value="12.1806702989312">
            <text:p>12.1807</text:p>
          </table:table-cell>
          <table:table-cell table:style-name="ce6" table:formula="oooc:=[.F71]*SIN([.E71])" office:value-type="float" office:value="24.9130657329227">
            <text:p>24.9131</text:p>
          </table:table-cell>
          <table:table-cell table:style-name="ce9" table:formula="oooc:=tt" office:value-type="float" office:value="0.785398163">
            <text:p>0.78540</text:p>
          </table:table-cell>
          <table:table-cell table:style-name="ce9" table:formula="oooc:=10/tt+2.5+r+ef" office:value-type="float" office:value="35.2323954537948">
            <text:p>35.23240</text:p>
          </table:table-cell>
          <table:table-cell table:number-columns-repeated="2"/>
          <table:table-cell table:style-name="ce6" table:formula="oooc:=[.B71]" office:value-type="float" office:value="-10">
            <text:p>-10.0000</text:p>
          </table:table-cell>
          <table:table-cell table:style-name="ce6" table:formula="oooc:=-[.C71]" office:value-type="float" office:value="-12.1806702989312">
            <text:p>-12.1807</text:p>
          </table:table-cell>
          <table:table-cell table:style-name="ce6" table:formula="oooc:=[.D71]" office:value-type="float" office:value="24.9130657329227">
            <text:p>24.9131</text:p>
          </table:table-cell>
        </table:table-row>
        <table:table-row table:style-name="ro2">
          <table:table-cell table:style-name="ce4"/>
          <table:table-cell table:number-columns-repeated="7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ooc:=[.F73]+1" office:value-type="float" office:value="2">
            <text:p>2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3]+1" office:value-type="float" office:value="2">
            <text:p>2</text:p>
          </table:table-cell>
          <table:table-cell table:formula="oooc:=[.C73]+1" office:value-type="float" office:value="3">
            <text:p>3</text:p>
          </table:table-cell>
          <table:table-cell table:formula="oooc:=[.D73]+1" office:value-type="float" office:value="9">
            <text:p>9</text:p>
          </table:table-cell>
          <table:table-cell/>
          <table:table-cell table:formula="oooc:=[.F74]+1" office:value-type="float" office:value="3">
            <text:p>3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4]+1" office:value-type="float" office:value="2">
            <text:p>2</text:p>
          </table:table-cell>
          <table:table-cell table:formula="oooc:=[.C74]+1" office:value-type="float" office:value="8">
            <text:p>8</text:p>
          </table:table-cell>
          <table:table-cell table:formula="oooc:=[.D74]+1" office:value-type="float" office:value="9">
            <text:p>9</text:p>
          </table:table-cell>
          <table:table-cell/>
          <table:table-cell table:formula="oooc:=[.F75]+1" office:value-type="float" office:value="4">
            <text:p>4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5]+1" office:value-type="float" office:value="3">
            <text:p>3</text:p>
          </table:table-cell>
          <table:table-cell table:formula="oooc:=[.C75]+1" office:value-type="float" office:value="4">
            <text:p>4</text:p>
          </table:table-cell>
          <table:table-cell table:formula="oooc:=[.D75]+1" office:value-type="float" office:value="10">
            <text:p>10</text:p>
          </table:table-cell>
          <table:table-cell/>
          <table:table-cell table:formula="oooc:=[.F76]+1" office:value-type="float" office:value="5">
            <text:p>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6]+1" office:value-type="float" office:value="3">
            <text:p>3</text:p>
          </table:table-cell>
          <table:table-cell table:formula="oooc:=[.C76]+1" office:value-type="float" office:value="9">
            <text:p>9</text:p>
          </table:table-cell>
          <table:table-cell table:formula="oooc:=[.D76]+1" office:value-type="float" office:value="10">
            <text:p>10</text:p>
          </table:table-cell>
          <table:table-cell/>
          <table:table-cell table:formula="oooc:=[.F77]+1" office:value-type="float" office:value="6">
            <text:p>6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7]+1" office:value-type="float" office:value="4">
            <text:p>4</text:p>
          </table:table-cell>
          <table:table-cell table:formula="oooc:=[.C77]+1" office:value-type="float" office:value="5">
            <text:p>5</text:p>
          </table:table-cell>
          <table:table-cell table:formula="oooc:=[.D77]+1" office:value-type="float" office:value="11">
            <text:p>11</text:p>
          </table:table-cell>
          <table:table-cell/>
          <table:table-cell table:formula="oooc:=[.F78]+1" office:value-type="float" office:value="7">
            <text:p>7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8]+1" office:value-type="float" office:value="4">
            <text:p>4</text:p>
          </table:table-cell>
          <table:table-cell table:formula="oooc:=[.C78]+1" office:value-type="float" office:value="10">
            <text:p>10</text:p>
          </table:table-cell>
          <table:table-cell table:formula="oooc:=[.D78]+1" office:value-type="float" office:value="11">
            <text:p>11</text:p>
          </table:table-cell>
          <table:table-cell/>
          <table:table-cell table:formula="oooc:=[.F79]+1" office:value-type="float" office:value="8">
            <text:p>8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9]+1" office:value-type="float" office:value="5">
            <text:p>5</text:p>
          </table:table-cell>
          <table:table-cell table:formula="oooc:=[.C79]+1" office:value-type="float" office:value="6">
            <text:p>6</text:p>
          </table:table-cell>
          <table:table-cell table:formula="oooc:=[.D79]+1" office:value-type="float" office:value="12">
            <text:p>12</text:p>
          </table:table-cell>
          <table:table-cell/>
          <table:table-cell table:formula="oooc:=[.F80]+1" office:value-type="float" office:value="9">
            <text:p>9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0]+1" office:value-type="float" office:value="5">
            <text:p>5</text:p>
          </table:table-cell>
          <table:table-cell table:formula="oooc:=[.C80]+1" office:value-type="float" office:value="11">
            <text:p>11</text:p>
          </table:table-cell>
          <table:table-cell table:formula="oooc:=[.D80]+1" office:value-type="float" office:value="12">
            <text:p>12</text:p>
          </table:table-cell>
          <table:table-cell/>
          <table:table-cell table:formula="oooc:=[.F81]+1" office:value-type="float" office:value="10">
            <text:p>1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table:formula="oooc:=[.F82]+1" office:value-type="float" office:value="11">
            <text:p>1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ooc:=[.F83]+1" office:value-type="float" office:value="12">
            <text:p>12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3]+1" office:value-type="float" office:value="14">
            <text:p>14</text:p>
          </table:table-cell>
          <table:table-cell table:formula="oooc:=[.C83]+1" office:value-type="float" office:value="15">
            <text:p>15</text:p>
          </table:table-cell>
          <table:table-cell table:formula="oooc:=[.D83]+1" office:value-type="float" office:value="21">
            <text:p>21</text:p>
          </table:table-cell>
          <table:table-cell/>
          <table:table-cell table:formula="oooc:=[.F84]+1" office:value-type="float" office:value="13">
            <text:p>13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4]+1" office:value-type="float" office:value="14">
            <text:p>14</text:p>
          </table:table-cell>
          <table:table-cell table:formula="oooc:=[.C84]+1" office:value-type="float" office:value="20">
            <text:p>20</text:p>
          </table:table-cell>
          <table:table-cell table:formula="oooc:=[.D84]+1" office:value-type="float" office:value="21">
            <text:p>21</text:p>
          </table:table-cell>
          <table:table-cell/>
          <table:table-cell table:formula="oooc:=[.F85]+1" office:value-type="float" office:value="14">
            <text:p>14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5]+1" office:value-type="float" office:value="15">
            <text:p>15</text:p>
          </table:table-cell>
          <table:table-cell table:formula="oooc:=[.C85]+1" office:value-type="float" office:value="16">
            <text:p>16</text:p>
          </table:table-cell>
          <table:table-cell table:formula="oooc:=[.D85]+1" office:value-type="float" office:value="22">
            <text:p>22</text:p>
          </table:table-cell>
          <table:table-cell/>
          <table:table-cell table:formula="oooc:=[.F86]+1" office:value-type="float" office:value="15">
            <text:p>1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6]+1" office:value-type="float" office:value="15">
            <text:p>15</text:p>
          </table:table-cell>
          <table:table-cell table:formula="oooc:=[.C86]+1" office:value-type="float" office:value="21">
            <text:p>21</text:p>
          </table:table-cell>
          <table:table-cell table:formula="oooc:=[.D86]+1" office:value-type="float" office:value="22">
            <text:p>22</text:p>
          </table:table-cell>
          <table:table-cell/>
          <table:table-cell table:formula="oooc:=[.F87]+1"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7]+1" office:value-type="float" office:value="16">
            <text:p>16</text:p>
          </table:table-cell>
          <table:table-cell table:formula="oooc:=[.C87]+1" office:value-type="float" office:value="17">
            <text:p>17</text:p>
          </table:table-cell>
          <table:table-cell table:formula="oooc:=[.D87]+1" office:value-type="float" office:value="23">
            <text:p>23</text:p>
          </table:table-cell>
          <table:table-cell/>
          <table:table-cell table:formula="oooc:=[.F88]+1" office:value-type="float" office:value="17">
            <text:p>17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8]+1" office:value-type="float" office:value="16">
            <text:p>16</text:p>
          </table:table-cell>
          <table:table-cell table:formula="oooc:=[.C88]+1" office:value-type="float" office:value="22">
            <text:p>22</text:p>
          </table:table-cell>
          <table:table-cell table:formula="oooc:=[.D88]+1" office:value-type="float" office:value="23">
            <text:p>23</text:p>
          </table:table-cell>
          <table:table-cell/>
          <table:table-cell table:formula="oooc:=[.F89]+1" office:value-type="float" office:value="18">
            <text:p>18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9]+1" office:value-type="float" office:value="17">
            <text:p>17</text:p>
          </table:table-cell>
          <table:table-cell table:formula="oooc:=[.C89]+1" office:value-type="float" office:value="18">
            <text:p>18</text:p>
          </table:table-cell>
          <table:table-cell table:formula="oooc:=[.D89]+1" office:value-type="float" office:value="24">
            <text:p>24</text:p>
          </table:table-cell>
          <table:table-cell/>
          <table:table-cell table:formula="oooc:=[.F90]+1" office:value-type="float" office:value="19">
            <text:p>19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0]+1" office:value-type="float" office:value="17">
            <text:p>17</text:p>
          </table:table-cell>
          <table:table-cell table:formula="oooc:=[.C90]+1" office:value-type="float" office:value="23">
            <text:p>23</text:p>
          </table:table-cell>
          <table:table-cell table:formula="oooc:=[.D90]+1" office:value-type="float" office:value="24">
            <text:p>24</text:p>
          </table:table-cell>
          <table:table-cell/>
          <table:table-cell table:formula="oooc:=[.F91]+1" office:value-type="float" office:value="20">
            <text:p>2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ooc:=[.F92]+1" office:value-type="float" office:value="21">
            <text:p>2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93]+1" office:value-type="float" office:value="22">
            <text:p>22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3]+2" office:value-type="float" office:value="9">
            <text:p>9</text:p>
          </table:table-cell>
          <table:table-cell table:formula="oooc:=[.C93]+2" office:value-type="float" office:value="10">
            <text:p>10</text:p>
          </table:table-cell>
          <table:table-cell table:formula="oooc:=[.D93]+2" office:value-type="float" office:value="16">
            <text:p>16</text:p>
          </table:table-cell>
          <table:table-cell/>
          <table:table-cell table:formula="oooc:=[.F94]+1" office:value-type="float" office:value="23">
            <text:p>23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4]+2" office:value-type="float" office:value="9">
            <text:p>9</text:p>
          </table:table-cell>
          <table:table-cell table:formula="oooc:=[.C94]+2" office:value-type="float" office:value="15">
            <text:p>15</text:p>
          </table:table-cell>
          <table:table-cell table:formula="oooc:=[.D94]+2" office:value-type="float" office:value="16">
            <text:p>16</text:p>
          </table:table-cell>
          <table:table-cell table:style-name="Default"/>
          <table:table-cell table:formula="oooc:=[.F95]+1" office:value-type="float" office:value="24">
            <text:p>2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5]+2" office:value-type="float" office:value="11">
            <text:p>11</text:p>
          </table:table-cell>
          <table:table-cell table:formula="oooc:=[.C95]+2" office:value-type="float" office:value="12">
            <text:p>12</text:p>
          </table:table-cell>
          <table:table-cell table:formula="oooc:=[.D95]+2" office:value-type="float" office:value="18">
            <text:p>18</text:p>
          </table:table-cell>
          <table:table-cell table:style-name="Default"/>
          <table:table-cell table:formula="oooc:=[.F96]+1" office:value-type="float" office:value="25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6]+2" office:value-type="float" office:value="11">
            <text:p>11</text:p>
          </table:table-cell>
          <table:table-cell table:formula="oooc:=[.C96]+2" office:value-type="float" office:value="17">
            <text:p>17</text:p>
          </table:table-cell>
          <table:table-cell table:formula="oooc:=[.D96]+2" office:value-type="float" office:value="18">
            <text:p>18</text:p>
          </table:table-cell>
          <table:table-cell table:style-name="Default"/>
          <table:table-cell table:formula="oooc:=[.F97]+1" office:value-type="float" office:value="26">
            <text:p>2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table:formula="oooc:=[.F98]+1" office:value-type="float" office:value="27">
            <text:p>2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ooc:=[.F99]+1" office:value-type="float" office:value="28">
            <text:p>2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9]+2" office:value-type="float" office:value="10">
            <text:p>10</text:p>
          </table:table-cell>
          <table:table-cell table:formula="oooc:=[.C99]+2" office:value-type="float" office:value="11">
            <text:p>11</text:p>
          </table:table-cell>
          <table:table-cell table:formula="oooc:=[.D99]+2" office:value-type="float" office:value="28">
            <text:p>28</text:p>
          </table:table-cell>
          <table:table-cell/>
          <table:table-cell table:formula="oooc:=[.F100]+1" office:value-type="float" office:value="29">
            <text:p>2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0]+2" office:value-type="float" office:value="10">
            <text:p>10</text:p>
          </table:table-cell>
          <table:table-cell table:formula="oooc:=[.C100]+2" office:value-type="float" office:value="27">
            <text:p>27</text:p>
          </table:table-cell>
          <table:table-cell table:formula="oooc:=[.D100]+2" office:value-type="float" office:value="28">
            <text:p>28</text:p>
          </table:table-cell>
          <table:table-cell/>
          <table:table-cell table:formula="oooc:=[.F101]+1" office:value-type="float" office:value="30">
            <text:p>3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ooc:=[.F102]+1" office:value-type="float" office:value="31">
            <text:p>3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formula="oooc:=[.F103]+1" office:value-type="float" office:value="32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3]+2" office:value-type="float" office:value="31">
            <text:p>31</text:p>
          </table:table-cell>
          <table:table-cell table:formula="oooc:=[.C103]+2" office:value-type="float" office:value="16">
            <text:p>16</text:p>
          </table:table-cell>
          <table:table-cell table:formula="oooc:=[.D103]+2" office:value-type="float" office:value="17">
            <text:p>17</text:p>
          </table:table-cell>
          <table:table-cell/>
          <table:table-cell table:formula="oooc:=[.F104]+1" office:value-type="float" office:value="33">
            <text:p>3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4]+2" office:value-type="float" office:value="31">
            <text:p>31</text:p>
          </table:table-cell>
          <table:table-cell table:formula="oooc:=[.C104]+2" office:value-type="float" office:value="32">
            <text:p>32</text:p>
          </table:table-cell>
          <table:table-cell table:formula="oooc:=[.D104]+2" office:value-type="float" office:value="17">
            <text:p>17</text:p>
          </table:table-cell>
          <table:table-cell/>
          <table:table-cell table:formula="oooc:=[.F105]+1" office:value-type="float" office:value="34">
            <text:p>3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ooc:=[.F106]+1" office:value-type="float" office:value="35">
            <text:p>3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table:formula="oooc:=[.F107]+1" office:value-type="float" office:value="36">
            <text:p>3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7]+2" office:value-type="float" office:value="27">
            <text:p>27</text:p>
          </table:table-cell>
          <table:table-cell table:formula="oooc:=[.C107]+2" office:value-type="float" office:value="28">
            <text:p>28</text:p>
          </table:table-cell>
          <table:table-cell table:formula="oooc:=[.D107]+2" office:value-type="float" office:value="32">
            <text:p>32</text:p>
          </table:table-cell>
          <table:table-cell/>
          <table:table-cell table:formula="oooc:=[.F108]+1" office:value-type="float" office:value="37">
            <text:p>3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8]+2" office:value-type="float" office:value="27">
            <text:p>27</text:p>
          </table:table-cell>
          <table:table-cell table:formula="oooc:=[.C108]+2" office:value-type="float" office:value="31">
            <text:p>31</text:p>
          </table:table-cell>
          <table:table-cell table:formula="oooc:=[.D108]+2" office:value-type="float" office:value="32">
            <text:p>32</text:p>
          </table:table-cell>
          <table:table-cell/>
          <table:table-cell table:formula="oooc:=[.F109]+1" office:value-type="float" office:value="38">
            <text:p>3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F110]+1" office:value-type="float" office:value="39">
            <text:p>39</text:p>
          </table:table-cell>
          <table:table-cell table:style-name="ce10"/>
          <table:table-cell table:style-name="Default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formula="oooc:=[.F111]+1" office:value-type="float" office:value="40">
            <text:p>4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1]+1" office:value-type="float" office:value="34">
            <text:p>34</text:p>
          </table:table-cell>
          <table:table-cell table:formula="oooc:=[.C111]+1" office:value-type="float" office:value="2">
            <text:p>2</text:p>
          </table:table-cell>
          <table:table-cell table:formula="oooc:=[.D111]+1" office:value-type="float" office:value="3">
            <text:p>3</text:p>
          </table:table-cell>
          <table:table-cell/>
          <table:table-cell table:formula="oooc:=[.F112]+1" office:value-type="float" office:value="41">
            <text:p>4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2]+1" office:value-type="float" office:value="34">
            <text:p>34</text:p>
          </table:table-cell>
          <table:table-cell table:formula="oooc:=[.C112]+1" office:value-type="float" office:value="35">
            <text:p>35</text:p>
          </table:table-cell>
          <table:table-cell table:formula="oooc:=[.D112]+1" office:value-type="float" office:value="3">
            <text:p>3</text:p>
          </table:table-cell>
          <table:table-cell/>
          <table:table-cell table:formula="oooc:=[.F113]+1" office:value-type="float" office:value="42">
            <text:p>4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3]+1" office:value-type="float" office:value="35">
            <text:p>35</text:p>
          </table:table-cell>
          <table:table-cell table:formula="oooc:=[.C113]+1" office:value-type="float" office:value="3">
            <text:p>3</text:p>
          </table:table-cell>
          <table:table-cell table:formula="oooc:=[.D113]+1" office:value-type="float" office:value="4">
            <text:p>4</text:p>
          </table:table-cell>
          <table:table-cell/>
          <table:table-cell table:formula="oooc:=[.F114]+1" office:value-type="float" office:value="43">
            <text:p>4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4]+1" office:value-type="float" office:value="35">
            <text:p>35</text:p>
          </table:table-cell>
          <table:table-cell table:formula="oooc:=[.C114]+1" office:value-type="float" office:value="36">
            <text:p>36</text:p>
          </table:table-cell>
          <table:table-cell table:formula="oooc:=[.D114]+1" office:value-type="float" office:value="4">
            <text:p>4</text:p>
          </table:table-cell>
          <table:table-cell/>
          <table:table-cell table:formula="oooc:=[.F115]+1" office:value-type="float" office:value="44">
            <text:p>4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5]+1" office:value-type="float" office:value="36">
            <text:p>36</text:p>
          </table:table-cell>
          <table:table-cell table:formula="oooc:=[.C115]+1" office:value-type="float" office:value="4">
            <text:p>4</text:p>
          </table:table-cell>
          <table:table-cell table:formula="oooc:=[.D115]+1" office:value-type="float" office:value="5">
            <text:p>5</text:p>
          </table:table-cell>
          <table:table-cell/>
          <table:table-cell table:formula="oooc:=[.F116]+1" office:value-type="float" office:value="45">
            <text:p>4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6]+1" office:value-type="float" office:value="36">
            <text:p>36</text:p>
          </table:table-cell>
          <table:table-cell table:formula="oooc:=[.C116]+1" office:value-type="float" office:value="37">
            <text:p>37</text:p>
          </table:table-cell>
          <table:table-cell table:formula="oooc:=[.D116]+1" office:value-type="float" office:value="5">
            <text:p>5</text:p>
          </table:table-cell>
          <table:table-cell/>
          <table:table-cell table:formula="oooc:=[.F117]+1" office:value-type="float" office:value="46">
            <text:p>4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7]+1" office:value-type="float" office:value="37">
            <text:p>37</text:p>
          </table:table-cell>
          <table:table-cell table:formula="oooc:=[.C117]+1" office:value-type="float" office:value="5">
            <text:p>5</text:p>
          </table:table-cell>
          <table:table-cell table:formula="oooc:=[.D117]+1" office:value-type="float" office:value="6">
            <text:p>6</text:p>
          </table:table-cell>
          <table:table-cell/>
          <table:table-cell table:formula="oooc:=[.F118]+1" office:value-type="float" office:value="47">
            <text:p>4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8]+1" office:value-type="float" office:value="37">
            <text:p>37</text:p>
          </table:table-cell>
          <table:table-cell table:formula="oooc:=[.C118]+1" office:value-type="float" office:value="38">
            <text:p>38</text:p>
          </table:table-cell>
          <table:table-cell table:formula="oooc:=[.D118]+1" office:value-type="float" office:value="6">
            <text:p>6</text:p>
          </table:table-cell>
          <table:table-cell/>
          <table:table-cell table:formula="oooc:=[.F119]+1" office:value-type="float" office:value="48">
            <text:p>4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ooc:=[.F120]+1" office:value-type="float" office:value="49">
            <text:p>4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/>
          <table:table-cell table:formula="oooc:=[.F121]+1" office:value-type="float" office:value="50">
            <text:p>5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1]+1" office:value-type="float" office:value="20">
            <text:p>20</text:p>
          </table:table-cell>
          <table:table-cell table:formula="oooc:=[.C121]+1" office:value-type="float" office:value="52">
            <text:p>52</text:p>
          </table:table-cell>
          <table:table-cell table:formula="oooc:=[.D121]+1" office:value-type="float" office:value="53">
            <text:p>53</text:p>
          </table:table-cell>
          <table:table-cell/>
          <table:table-cell table:formula="oooc:=[.F122]+1" office:value-type="float" office:value="51">
            <text:p>5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2]+1" office:value-type="float" office:value="20">
            <text:p>20</text:p>
          </table:table-cell>
          <table:table-cell table:formula="oooc:=[.C122]+1" office:value-type="float" office:value="21">
            <text:p>21</text:p>
          </table:table-cell>
          <table:table-cell table:formula="oooc:=[.D122]+1" office:value-type="float" office:value="53">
            <text:p>53</text:p>
          </table:table-cell>
          <table:table-cell/>
          <table:table-cell table:formula="oooc:=[.F123]+1" office:value-type="float" office:value="52">
            <text:p>5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3]+1" office:value-type="float" office:value="21">
            <text:p>21</text:p>
          </table:table-cell>
          <table:table-cell table:formula="oooc:=[.C123]+1" office:value-type="float" office:value="53">
            <text:p>53</text:p>
          </table:table-cell>
          <table:table-cell table:formula="oooc:=[.D123]+1" office:value-type="float" office:value="54">
            <text:p>54</text:p>
          </table:table-cell>
          <table:table-cell/>
          <table:table-cell table:formula="oooc:=[.F124]+1" office:value-type="float" office:value="53">
            <text:p>5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4]+1" office:value-type="float" office:value="21">
            <text:p>21</text:p>
          </table:table-cell>
          <table:table-cell table:formula="oooc:=[.C124]+1" office:value-type="float" office:value="22">
            <text:p>22</text:p>
          </table:table-cell>
          <table:table-cell table:formula="oooc:=[.D124]+1" office:value-type="float" office:value="54">
            <text:p>54</text:p>
          </table:table-cell>
          <table:table-cell/>
          <table:table-cell table:formula="oooc:=[.F125]+1" office:value-type="float" office:value="54">
            <text:p>5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5]+1" office:value-type="float" office:value="22">
            <text:p>22</text:p>
          </table:table-cell>
          <table:table-cell table:formula="oooc:=[.C125]+1" office:value-type="float" office:value="54">
            <text:p>54</text:p>
          </table:table-cell>
          <table:table-cell table:formula="oooc:=[.D125]+1" office:value-type="float" office:value="55">
            <text:p>55</text:p>
          </table:table-cell>
          <table:table-cell/>
          <table:table-cell table:formula="oooc:=[.F126]+1" office:value-type="float" office:value="55">
            <text:p>5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6]+1" office:value-type="float" office:value="22">
            <text:p>22</text:p>
          </table:table-cell>
          <table:table-cell table:formula="oooc:=[.C126]+1" office:value-type="float" office:value="23">
            <text:p>23</text:p>
          </table:table-cell>
          <table:table-cell table:formula="oooc:=[.D126]+1" office:value-type="float" office:value="55">
            <text:p>55</text:p>
          </table:table-cell>
          <table:table-cell/>
          <table:table-cell table:formula="oooc:=[.F127]+1" office:value-type="float" office:value="56">
            <text:p>5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7]+1" office:value-type="float" office:value="23">
            <text:p>23</text:p>
          </table:table-cell>
          <table:table-cell table:formula="oooc:=[.C127]+1" office:value-type="float" office:value="55">
            <text:p>55</text:p>
          </table:table-cell>
          <table:table-cell table:formula="oooc:=[.D127]+1" office:value-type="float" office:value="56">
            <text:p>56</text:p>
          </table:table-cell>
          <table:table-cell/>
          <table:table-cell table:formula="oooc:=[.F128]+1" office:value-type="float" office:value="57">
            <text:p>5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8]+1" office:value-type="float" office:value="23">
            <text:p>23</text:p>
          </table:table-cell>
          <table:table-cell table:formula="oooc:=[.C128]+1" office:value-type="float" office:value="24">
            <text:p>24</text:p>
          </table:table-cell>
          <table:table-cell table:formula="oooc:=[.D128]+1" office:value-type="float" office:value="56">
            <text:p>56</text:p>
          </table:table-cell>
          <table:table-cell/>
          <table:table-cell table:formula="oooc:=[.F129]+1" office:value-type="float" office:value="58">
            <text:p>5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/>
          <table:table-cell table:formula="oooc:=[.F130]+1" office:value-type="float" office:value="59">
            <text:p>59</text:p>
          </table:table-cell>
          <table:table-cell table:style-name="ce11"/>
          <table:table-cell table:style-name="Default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table:formula="oooc:=[.F131]+1" office:value-type="float" office:value="60">
            <text:p>6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1]+1" office:value-type="float" office:value="34">
            <text:p>34</text:p>
          </table:table-cell>
          <table:table-cell table:formula="oooc:=[.C131]+1" office:value-type="float" office:value="35">
            <text:p>35</text:p>
          </table:table-cell>
          <table:table-cell table:formula="oooc:=[.D131]+1" office:value-type="float" office:value="41">
            <text:p>41</text:p>
          </table:table-cell>
          <table:table-cell/>
          <table:table-cell table:formula="oooc:=[.F132]+1" office:value-type="float" office:value="61">
            <text:p>6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2]+1" office:value-type="float" office:value="34">
            <text:p>34</text:p>
          </table:table-cell>
          <table:table-cell table:formula="oooc:=[.C132]+1" office:value-type="float" office:value="40">
            <text:p>40</text:p>
          </table:table-cell>
          <table:table-cell table:formula="oooc:=[.D132]+1" office:value-type="float" office:value="41">
            <text:p>41</text:p>
          </table:table-cell>
          <table:table-cell/>
          <table:table-cell table:formula="oooc:=[.F133]+1" office:value-type="float" office:value="62">
            <text:p>6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3]+1" office:value-type="float" office:value="35">
            <text:p>35</text:p>
          </table:table-cell>
          <table:table-cell table:formula="oooc:=[.C133]+1" office:value-type="float" office:value="36">
            <text:p>36</text:p>
          </table:table-cell>
          <table:table-cell table:formula="oooc:=[.D133]+1" office:value-type="float" office:value="42">
            <text:p>42</text:p>
          </table:table-cell>
          <table:table-cell/>
          <table:table-cell table:formula="oooc:=[.F134]+1" office:value-type="float" office:value="63">
            <text:p>6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4]+1" office:value-type="float" office:value="35">
            <text:p>35</text:p>
          </table:table-cell>
          <table:table-cell table:formula="oooc:=[.C134]+1" office:value-type="float" office:value="41">
            <text:p>41</text:p>
          </table:table-cell>
          <table:table-cell table:formula="oooc:=[.D134]+1" office:value-type="float" office:value="42">
            <text:p>42</text:p>
          </table:table-cell>
          <table:table-cell/>
          <table:table-cell table:formula="oooc:=[.F135]+1" office:value-type="float" office:value="64">
            <text:p>6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5]+1" office:value-type="float" office:value="36">
            <text:p>36</text:p>
          </table:table-cell>
          <table:table-cell table:formula="oooc:=[.C135]+1" office:value-type="float" office:value="37">
            <text:p>37</text:p>
          </table:table-cell>
          <table:table-cell table:formula="oooc:=[.D135]+1" office:value-type="float" office:value="43">
            <text:p>43</text:p>
          </table:table-cell>
          <table:table-cell/>
          <table:table-cell table:formula="oooc:=[.F136]+1" office:value-type="float" office:value="65">
            <text:p>6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6]+1" office:value-type="float" office:value="36">
            <text:p>36</text:p>
          </table:table-cell>
          <table:table-cell table:formula="oooc:=[.C136]+1" office:value-type="float" office:value="42">
            <text:p>42</text:p>
          </table:table-cell>
          <table:table-cell table:formula="oooc:=[.D136]+1" office:value-type="float" office:value="43">
            <text:p>43</text:p>
          </table:table-cell>
          <table:table-cell/>
          <table:table-cell table:formula="oooc:=[.F137]+1" office:value-type="float" office:value="66">
            <text:p>6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7]+1" office:value-type="float" office:value="37">
            <text:p>37</text:p>
          </table:table-cell>
          <table:table-cell table:formula="oooc:=[.C137]+1" office:value-type="float" office:value="38">
            <text:p>38</text:p>
          </table:table-cell>
          <table:table-cell table:formula="oooc:=[.D137]+1" office:value-type="float" office:value="44">
            <text:p>44</text:p>
          </table:table-cell>
          <table:table-cell/>
          <table:table-cell table:formula="oooc:=[.F138]+1" office:value-type="float" office:value="67">
            <text:p>6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8]+1" office:value-type="float" office:value="37">
            <text:p>37</text:p>
          </table:table-cell>
          <table:table-cell table:formula="oooc:=[.C138]+1" office:value-type="float" office:value="43">
            <text:p>43</text:p>
          </table:table-cell>
          <table:table-cell table:formula="oooc:=[.D138]+1" office:value-type="float" office:value="44">
            <text:p>44</text:p>
          </table:table-cell>
          <table:table-cell/>
          <table:table-cell table:formula="oooc:=[.F139]+1" office:value-type="float" office:value="68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/>
          <table:table-cell table:formula="oooc:=[.F140]+1" office:value-type="float" office:value="69">
            <text:p>6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/>
          <table:table-cell table:formula="oooc:=[.F141]+1" office:value-type="float" office:value="70">
            <text:p>7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1]+1" office:value-type="float" office:value="40">
            <text:p>40</text:p>
          </table:table-cell>
          <table:table-cell table:formula="oooc:=[.C141]+1" office:value-type="float" office:value="41">
            <text:p>41</text:p>
          </table:table-cell>
          <table:table-cell table:formula="oooc:=[.D141]+1" office:value-type="float" office:value="47">
            <text:p>47</text:p>
          </table:table-cell>
          <table:table-cell/>
          <table:table-cell table:formula="oooc:=[.F142]+1" office:value-type="float" office:value="71">
            <text:p>7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2]+1" office:value-type="float" office:value="40">
            <text:p>40</text:p>
          </table:table-cell>
          <table:table-cell table:formula="oooc:=[.C142]+1" office:value-type="float" office:value="46">
            <text:p>46</text:p>
          </table:table-cell>
          <table:table-cell table:formula="oooc:=[.D142]+1" office:value-type="float" office:value="47">
            <text:p>47</text:p>
          </table:table-cell>
          <table:table-cell/>
          <table:table-cell table:formula="oooc:=[.F143]+1" office:value-type="float" office:value="72">
            <text:p>7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3]+1" office:value-type="float" office:value="41">
            <text:p>41</text:p>
          </table:table-cell>
          <table:table-cell table:formula="oooc:=[.C143]+1" office:value-type="float" office:value="42">
            <text:p>42</text:p>
          </table:table-cell>
          <table:table-cell table:formula="oooc:=[.D143]+1" office:value-type="float" office:value="48">
            <text:p>48</text:p>
          </table:table-cell>
          <table:table-cell/>
          <table:table-cell table:formula="oooc:=[.F144]+1" office:value-type="float" office:value="73">
            <text:p>7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4]+1" office:value-type="float" office:value="41">
            <text:p>41</text:p>
          </table:table-cell>
          <table:table-cell table:formula="oooc:=[.C144]+1" office:value-type="float" office:value="47">
            <text:p>47</text:p>
          </table:table-cell>
          <table:table-cell table:formula="oooc:=[.D144]+1" office:value-type="float" office:value="48">
            <text:p>48</text:p>
          </table:table-cell>
          <table:table-cell/>
          <table:table-cell table:formula="oooc:=[.F145]+1" office:value-type="float" office:value="74">
            <text:p>7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5]+1" office:value-type="float" office:value="42">
            <text:p>42</text:p>
          </table:table-cell>
          <table:table-cell table:formula="oooc:=[.C145]+1" office:value-type="float" office:value="43">
            <text:p>43</text:p>
          </table:table-cell>
          <table:table-cell table:formula="oooc:=[.D145]+1" office:value-type="float" office:value="49">
            <text:p>49</text:p>
          </table:table-cell>
          <table:table-cell/>
          <table:table-cell table:formula="oooc:=[.F146]+1" office:value-type="float" office:value="75">
            <text:p>7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6]+1" office:value-type="float" office:value="42">
            <text:p>42</text:p>
          </table:table-cell>
          <table:table-cell table:formula="oooc:=[.C146]+1" office:value-type="float" office:value="48">
            <text:p>48</text:p>
          </table:table-cell>
          <table:table-cell table:formula="oooc:=[.D146]+1" office:value-type="float" office:value="49">
            <text:p>49</text:p>
          </table:table-cell>
          <table:table-cell/>
          <table:table-cell table:formula="oooc:=[.F147]+1" office:value-type="float" office:value="76">
            <text:p>7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7]+1" office:value-type="float" office:value="43">
            <text:p>43</text:p>
          </table:table-cell>
          <table:table-cell table:formula="oooc:=[.C147]+1" office:value-type="float" office:value="44">
            <text:p>44</text:p>
          </table:table-cell>
          <table:table-cell table:formula="oooc:=[.D147]+1" office:value-type="float" office:value="50">
            <text:p>50</text:p>
          </table:table-cell>
          <table:table-cell/>
          <table:table-cell table:formula="oooc:=[.F148]+1" office:value-type="float" office:value="77">
            <text:p>7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8]+1" office:value-type="float" office:value="43">
            <text:p>43</text:p>
          </table:table-cell>
          <table:table-cell table:formula="oooc:=[.C148]+1" office:value-type="float" office:value="49">
            <text:p>49</text:p>
          </table:table-cell>
          <table:table-cell table:formula="oooc:=[.D148]+1" office:value-type="float" office:value="50">
            <text:p>50</text:p>
          </table:table-cell>
          <table:table-cell/>
          <table:table-cell table:formula="oooc:=[.F149]+1" office:value-type="float" office:value="78">
            <text:p>7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/>
          <table:table-cell table:formula="oooc:=[.F150]+1" office:value-type="float" office:value="79">
            <text:p>7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  <table:table-cell table:formula="oooc:=[.F151]+1" office:value-type="float" office:value="80">
            <text:p>8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1]+1" office:value-type="float" office:value="52">
            <text:p>52</text:p>
          </table:table-cell>
          <table:table-cell table:formula="oooc:=[.C151]+1" office:value-type="float" office:value="53">
            <text:p>53</text:p>
          </table:table-cell>
          <table:table-cell table:formula="oooc:=[.D151]+1" office:value-type="float" office:value="59">
            <text:p>59</text:p>
          </table:table-cell>
          <table:table-cell/>
          <table:table-cell table:formula="oooc:=[.F152]+1" office:value-type="float" office:value="81">
            <text:p>8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2]+1" office:value-type="float" office:value="52">
            <text:p>52</text:p>
          </table:table-cell>
          <table:table-cell table:formula="oooc:=[.C152]+1" office:value-type="float" office:value="58">
            <text:p>58</text:p>
          </table:table-cell>
          <table:table-cell table:formula="oooc:=[.D152]+1" office:value-type="float" office:value="59">
            <text:p>59</text:p>
          </table:table-cell>
          <table:table-cell/>
          <table:table-cell table:formula="oooc:=[.F153]+1" office:value-type="float" office:value="82">
            <text:p>8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3]+1" office:value-type="float" office:value="53">
            <text:p>53</text:p>
          </table:table-cell>
          <table:table-cell table:formula="oooc:=[.C153]+1" office:value-type="float" office:value="54">
            <text:p>54</text:p>
          </table:table-cell>
          <table:table-cell table:formula="oooc:=[.D153]+1" office:value-type="float" office:value="60">
            <text:p>60</text:p>
          </table:table-cell>
          <table:table-cell/>
          <table:table-cell table:formula="oooc:=[.F154]+1" office:value-type="float" office:value="83">
            <text:p>8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4]+1" office:value-type="float" office:value="53">
            <text:p>53</text:p>
          </table:table-cell>
          <table:table-cell table:formula="oooc:=[.C154]+1" office:value-type="float" office:value="59">
            <text:p>59</text:p>
          </table:table-cell>
          <table:table-cell table:formula="oooc:=[.D154]+1" office:value-type="float" office:value="60">
            <text:p>60</text:p>
          </table:table-cell>
          <table:table-cell/>
          <table:table-cell table:formula="oooc:=[.F155]+1" office:value-type="float" office:value="84">
            <text:p>8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5]+1" office:value-type="float" office:value="54">
            <text:p>54</text:p>
          </table:table-cell>
          <table:table-cell table:formula="oooc:=[.C155]+1" office:value-type="float" office:value="55">
            <text:p>55</text:p>
          </table:table-cell>
          <table:table-cell table:formula="oooc:=[.D155]+1" office:value-type="float" office:value="61">
            <text:p>61</text:p>
          </table:table-cell>
          <table:table-cell/>
          <table:table-cell table:formula="oooc:=[.F156]+1" office:value-type="float" office:value="85">
            <text:p>8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6]+1" office:value-type="float" office:value="54">
            <text:p>54</text:p>
          </table:table-cell>
          <table:table-cell table:formula="oooc:=[.C156]+1" office:value-type="float" office:value="60">
            <text:p>60</text:p>
          </table:table-cell>
          <table:table-cell table:formula="oooc:=[.D156]+1" office:value-type="float" office:value="61">
            <text:p>61</text:p>
          </table:table-cell>
          <table:table-cell/>
          <table:table-cell table:formula="oooc:=[.F157]+1" office:value-type="float" office:value="86">
            <text:p>8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7]+1" office:value-type="float" office:value="55">
            <text:p>55</text:p>
          </table:table-cell>
          <table:table-cell table:formula="oooc:=[.C157]+1" office:value-type="float" office:value="56">
            <text:p>56</text:p>
          </table:table-cell>
          <table:table-cell table:formula="oooc:=[.D157]+1" office:value-type="float" office:value="62">
            <text:p>62</text:p>
          </table:table-cell>
          <table:table-cell/>
          <table:table-cell table:formula="oooc:=[.F158]+1" office:value-type="float" office:value="87">
            <text:p>8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8]+1" office:value-type="float" office:value="55">
            <text:p>55</text:p>
          </table:table-cell>
          <table:table-cell table:formula="oooc:=[.C158]+1" office:value-type="float" office:value="61">
            <text:p>61</text:p>
          </table:table-cell>
          <table:table-cell table:formula="oooc:=[.D158]+1" office:value-type="float" office:value="62">
            <text:p>62</text:p>
          </table:table-cell>
          <table:table-cell/>
          <table:table-cell table:formula="oooc:=[.F159]+1" office:value-type="float" office:value="88">
            <text:p>8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/>
          <table:table-cell table:formula="oooc:=[.F160]+1" office:value-type="float" office:value="89">
            <text:p>8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ooc:=[.F161]+1" office:value-type="float" office:value="90">
            <text:p>9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1]+1" office:value-type="float" office:value="58">
            <text:p>58</text:p>
          </table:table-cell>
          <table:table-cell table:formula="oooc:=[.C161]+1" office:value-type="float" office:value="59">
            <text:p>59</text:p>
          </table:table-cell>
          <table:table-cell table:formula="oooc:=[.D161]+1" office:value-type="float" office:value="65">
            <text:p>65</text:p>
          </table:table-cell>
          <table:table-cell/>
          <table:table-cell table:formula="oooc:=[.F162]+1" office:value-type="float" office:value="91">
            <text:p>9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2]+1" office:value-type="float" office:value="58">
            <text:p>58</text:p>
          </table:table-cell>
          <table:table-cell table:formula="oooc:=[.C162]+1" office:value-type="float" office:value="64">
            <text:p>64</text:p>
          </table:table-cell>
          <table:table-cell table:formula="oooc:=[.D162]+1" office:value-type="float" office:value="65">
            <text:p>65</text:p>
          </table:table-cell>
          <table:table-cell/>
          <table:table-cell table:formula="oooc:=[.F163]+1" office:value-type="float" office:value="92">
            <text:p>9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3]+1" office:value-type="float" office:value="59">
            <text:p>59</text:p>
          </table:table-cell>
          <table:table-cell table:formula="oooc:=[.C163]+1" office:value-type="float" office:value="60">
            <text:p>60</text:p>
          </table:table-cell>
          <table:table-cell table:formula="oooc:=[.D163]+1" office:value-type="float" office:value="66">
            <text:p>66</text:p>
          </table:table-cell>
          <table:table-cell/>
          <table:table-cell table:formula="oooc:=[.F164]+1" office:value-type="float" office:value="93">
            <text:p>9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4]+1" office:value-type="float" office:value="59">
            <text:p>59</text:p>
          </table:table-cell>
          <table:table-cell table:formula="oooc:=[.C164]+1" office:value-type="float" office:value="65">
            <text:p>65</text:p>
          </table:table-cell>
          <table:table-cell table:formula="oooc:=[.D164]+1" office:value-type="float" office:value="66">
            <text:p>66</text:p>
          </table:table-cell>
          <table:table-cell/>
          <table:table-cell table:formula="oooc:=[.F165]+1" office:value-type="float" office:value="94">
            <text:p>9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5]+1" office:value-type="float" office:value="60">
            <text:p>60</text:p>
          </table:table-cell>
          <table:table-cell table:formula="oooc:=[.C165]+1" office:value-type="float" office:value="61">
            <text:p>61</text:p>
          </table:table-cell>
          <table:table-cell table:formula="oooc:=[.D165]+1" office:value-type="float" office:value="67">
            <text:p>67</text:p>
          </table:table-cell>
          <table:table-cell/>
          <table:table-cell table:formula="oooc:=[.F166]+1" office:value-type="float" office:value="95">
            <text:p>9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6]+1" office:value-type="float" office:value="60">
            <text:p>60</text:p>
          </table:table-cell>
          <table:table-cell table:formula="oooc:=[.C166]+1" office:value-type="float" office:value="66">
            <text:p>66</text:p>
          </table:table-cell>
          <table:table-cell table:formula="oooc:=[.D166]+1" office:value-type="float" office:value="67">
            <text:p>67</text:p>
          </table:table-cell>
          <table:table-cell/>
          <table:table-cell table:formula="oooc:=[.F167]+1" office:value-type="float" office:value="96">
            <text:p>9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7]+1" office:value-type="float" office:value="61">
            <text:p>61</text:p>
          </table:table-cell>
          <table:table-cell table:formula="oooc:=[.C167]+1" office:value-type="float" office:value="62">
            <text:p>62</text:p>
          </table:table-cell>
          <table:table-cell table:formula="oooc:=[.D167]+1" office:value-type="float" office:value="68">
            <text:p>68</text:p>
          </table:table-cell>
          <table:table-cell/>
          <table:table-cell table:formula="oooc:=[.F168]+1" office:value-type="float" office:value="97">
            <text:p>9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8]+1" office:value-type="float" office:value="61">
            <text:p>61</text:p>
          </table:table-cell>
          <table:table-cell table:formula="oooc:=[.C168]+1" office:value-type="float" office:value="67">
            <text:p>67</text:p>
          </table:table-cell>
          <table:table-cell table:formula="oooc:=[.D168]+1" office:value-type="float" office:value="68">
            <text:p>68</text:p>
          </table:table-cell>
          <table:table-cell/>
          <table:table-cell table:formula="oooc:=[.F169]+1" office:value-type="float" office:value="98">
            <text:p>98</text:p>
          </table:table-cell>
          <table:table-cell table:style-name="Default" table:number-columns-repeated="2"/>
          <table:table-cell table:number-columns-repeated="3"/>
        </table:table-row>
        <table:table-row table:style-name="ro2" table:number-rows-repeated="10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tt" table:base-cell-address="$Sheet1.$B$1" table:cell-range-address="$Sheet1.$B$1"/>
        <table:named-range table:name="r" table:base-cell-address="$Sheet1.$E$1" table:cell-range-address="$Sheet1.$E$1"/>
        <table:named-range table:name="h" table:base-cell-address="$Sheet1.$H$1" table:cell-range-address="$Sheet1.$H$1"/>
        <table:named-range table:name="ef" table:base-cell-address="$Sheet1.$G$2" table:cell-range-address="$Sheet1.$G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4">01/24/2010</text:date>, <text:time>10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9-12-27T15:20:21</meta:creation-date>
    <dc:date>2010-01-24T10:40:01</dc:date>
    <dc:language>en-US</dc:language>
    <meta:editing-cycles>20</meta:editing-cycles>
    <meta:editing-duration>PT4H3M5S</meta:editing-duration>
    <meta:user-defined meta:name="Info 1"/>
    <meta:user-defined meta:name="Info 2"/>
    <meta:user-defined meta:name="Info 3"/>
    <meta:user-defined meta:name="Info 4"/>
    <meta:document-statistic meta:table-count="3" meta:cell-count="1123"/>
  </office:meta>
</office:document-meta>
</file>